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Nimbus Roman No9 L" svg:font-family="'Nimbus Roman No9 L', 'Times New Roman'"/>
    <style:font-face style:name="F" svg:font-family="" style:font-family-generic="roman"/>
    <style:font-face style:name="DejaVu Sans Mono" svg:font-family="'DejaVu Sans Mono'" style:font-family-generic="modern" style:font-pitch="fixed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702cm"/>
    </style:style>
    <style:style style:name="co2" style:family="table-column">
      <style:table-column-properties fo:break-before="auto" style:column-width="1.51cm"/>
    </style:style>
    <style:style style:name="co3" style:family="table-column">
      <style:table-column-properties fo:break-before="auto" style:column-width="1.319cm"/>
    </style:style>
    <style:style style:name="co4" style:family="table-column">
      <style:table-column-properties fo:break-before="auto" style:column-width="0.69cm"/>
    </style:style>
    <style:style style:name="co5" style:family="table-column">
      <style:table-column-properties fo:break-before="auto" style:column-width="0.882cm"/>
    </style:style>
    <style:style style:name="co6" style:family="table-column">
      <style:table-column-properties fo:break-before="auto" style:column-width="0.499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50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1"/>
    <style:style style:name="ce2" style:family="table-cell" style:parent-style-name="Default">
      <style:text-properties style:use-window-font-color="true" style:text-outline="false" style:text-line-through-style="none" style:font-name="Nimbus Roman No9 L" fo:font-size="10pt" fo:language="fr" fo:country="BE" fo:font-style="normal" fo:text-shadow="none" style:text-underline-style="none" fo:font-weight="normal" style:text-underline-mode="continuous" style:text-line-through-mode="continuous" style:font-name-asian="DejaVu Sans Mono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gr1" style:family="graphic">
      <style:graphic-properties draw:ole-draw-aspect="1"/>
    </style:style>
  </office:automatic-styles>
  <office:body>
    <office:spreadsheet>
      <table:table table:name="Feuille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number-columns-repeated="2" table:default-cell-style-name="Default"/>
        <table:table-row table:style-name="ro1">
          <table:table-cell/>
          <table:table-cell office:value-type="string">
            <text:p>Réémssions</text:p>
          </table:table-cell>
          <table:table-cell table:number-columns-repeated="8"/>
        </table:table-row>
        <table:table-row table:style-name="ro1">
          <table:table-cell table:number-columns-repeated="4" office:value-type="percentage" office:value="0">
            <text:p>0,00%</text:p>
          </table:table-cell>
          <table:table-cell table:number-columns-repeated="4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percentage" office:value="0.01">
            <text:p>1,00%</text:p>
          </table:table-cell>
          <table:table-cell table:number-columns-repeated="3" office:value-type="percentage" office:value="0">
            <text:p>0,00%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46">
            <text:p>46</text:p>
          </table:table-cell>
          <table:table-cell table:number-columns-repeated="2"/>
        </table:table-row>
        <table:table-row table:style-name="ro1">
          <table:table-cell office:value-type="percentage" office:value="0.02">
            <text:p>2,00%</text:p>
          </table:table-cell>
          <table:table-cell office:value-type="percentage" office:value="0.0167">
            <text:p>1,67%</text:p>
          </table:table-cell>
          <table:table-cell office:value-type="percentage" office:value="0.0005">
            <text:p>0,05%</text:p>
          </table:table-cell>
          <table:table-cell office:value-type="percentage" office:value="0">
            <text:p>0,00%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8">
            <text:p>88</text:p>
          </table:table-cell>
          <table:table-cell table:number-columns-repeated="2"/>
        </table:table-row>
        <table:table-row table:style-name="ro1">
          <table:table-cell office:value-type="percentage" office:value="0.03">
            <text:p>3,00%</text:p>
          </table:table-cell>
          <table:table-cell office:value-type="percentage" office:value="0.0478">
            <text:p>4,78%</text:p>
          </table:table-cell>
          <table:table-cell office:value-type="percentage" office:value="0.0014">
            <text:p>0,14%</text:p>
          </table:table-cell>
          <table:table-cell office:value-type="percentage" office:value="0">
            <text:p>0,00%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10">
            <text:p>110</text:p>
          </table:table-cell>
          <table:table-cell>
            <draw:frame table:end-cell-address="Feuille1.R24" table:end-x="0.146cm" table:end-y="0.238cm" draw:z-index="0" draw:style-name="gr1" svg:width="18.237cm" svg:height="9.687cm" svg:x="2.232cm" svg:y="0.1cm">
              <draw:object draw:notify-on-update-of-ranges="Feuille1.B1:Feuille1.B1 Feuille1.B2:Feuille1.B103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/>
        </table:table-row>
        <table:table-row table:style-name="ro1">
          <table:table-cell office:value-type="percentage" office:value="0.04">
            <text:p>4,00%</text:p>
          </table:table-cell>
          <table:table-cell office:value-type="percentage" office:value="0.1038">
            <text:p>10,38%</text:p>
          </table:table-cell>
          <table:table-cell office:value-type="percentage" office:value="0.0025">
            <text:p>0,25%</text:p>
          </table:table-cell>
          <table:table-cell office:value-type="percentage" office:value="0">
            <text:p>0,00%</text:p>
          </table:table-cell>
          <table:table-cell office:value-type="float" office:value="35">
            <text:p>3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62">
            <text:p>162</text:p>
          </table:table-cell>
          <table:table-cell table:number-columns-repeated="2"/>
        </table:table-row>
        <table:table-row table:style-name="ro1">
          <table:table-cell office:value-type="percentage" office:value="0.05">
            <text:p>5,00%</text:p>
          </table:table-cell>
          <table:table-cell office:value-type="percentage" office:value="0.1297">
            <text:p>12,97%</text:p>
          </table:table-cell>
          <table:table-cell office:value-type="percentage" office:value="0.0036">
            <text:p>0,36%</text:p>
          </table:table-cell>
          <table:table-cell office:value-type="percentage" office:value="0.0009">
            <text:p>0,09%</text:p>
          </table:table-cell>
          <table:table-cell office:value-type="float" office:value="36">
            <text:p>36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62">
            <text:p>162</text:p>
          </table:table-cell>
          <table:table-cell table:number-columns-repeated="2"/>
        </table:table-row>
        <table:table-row table:style-name="ro1">
          <table:table-cell office:value-type="percentage" office:value="0.06">
            <text:p>6,00%</text:p>
          </table:table-cell>
          <table:table-cell office:value-type="percentage" office:value="0.1384">
            <text:p>13,84%</text:p>
          </table:table-cell>
          <table:table-cell office:value-type="percentage" office:value="0.0033">
            <text:p>0,33%</text:p>
          </table:table-cell>
          <table:table-cell office:value-type="percentage" office:value="0.0007">
            <text:p>0,07%</text:p>
          </table:table-cell>
          <table:table-cell office:value-type="float" office:value="38">
            <text:p>38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62">
            <text:p>162</text:p>
          </table:table-cell>
          <table:table-cell table:number-columns-repeated="2"/>
        </table:table-row>
        <table:table-row table:style-name="ro1">
          <table:table-cell office:value-type="percentage" office:value="0.07">
            <text:p>7,00%</text:p>
          </table:table-cell>
          <table:table-cell office:value-type="percentage" office:value="0.1481">
            <text:p>14,81%</text:p>
          </table:table-cell>
          <table:table-cell office:value-type="percentage" office:value="0.0036">
            <text:p>0,36%</text:p>
          </table:table-cell>
          <table:table-cell office:value-type="percentage" office:value="0.0006">
            <text:p>0,06%</text:p>
          </table:table-cell>
          <table:table-cell office:value-type="float" office:value="38">
            <text:p>38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162">
            <text:p>162</text:p>
          </table:table-cell>
          <table:table-cell table:number-columns-repeated="2"/>
        </table:table-row>
        <table:table-row table:style-name="ro1">
          <table:table-cell office:value-type="percentage" office:value="0.08">
            <text:p>8,00%</text:p>
          </table:table-cell>
          <table:table-cell office:value-type="percentage" office:value="0.1571">
            <text:p>15,71%</text:p>
          </table:table-cell>
          <table:table-cell office:value-type="percentage" office:value="0.0034">
            <text:p>0,34%</text:p>
          </table:table-cell>
          <table:table-cell office:value-type="percentage" office:value="0.0005">
            <text:p>0,05%</text:p>
          </table:table-cell>
          <table:table-cell office:value-type="float" office:value="38">
            <text:p>38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162">
            <text:p>162</text:p>
          </table:table-cell>
          <table:table-cell table:number-columns-repeated="2"/>
        </table:table-row>
        <table:table-row table:style-name="ro1">
          <table:table-cell office:value-type="percentage" office:value="0.09">
            <text:p>9,00%</text:p>
          </table:table-cell>
          <table:table-cell office:value-type="percentage" office:value="0.1598">
            <text:p>15,98%</text:p>
          </table:table-cell>
          <table:table-cell office:value-type="percentage" office:value="0.0034">
            <text:p>0,34%</text:p>
          </table:table-cell>
          <table:table-cell office:value-type="percentage" office:value="0.0004">
            <text:p>0,04%</text:p>
          </table:table-cell>
          <table:table-cell office:value-type="float" office:value="37">
            <text:p>37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162">
            <text:p>162</text:p>
          </table:table-cell>
          <table:table-cell table:number-columns-repeated="2"/>
        </table:table-row>
        <table:table-row table:style-name="ro1">
          <table:table-cell office:value-type="percentage" office:value="0.1">
            <text:p>10,00%</text:p>
          </table:table-cell>
          <table:table-cell office:value-type="percentage" office:value="0.1656">
            <text:p>16,56%</text:p>
          </table:table-cell>
          <table:table-cell office:value-type="percentage" office:value="0.0032">
            <text:p>0,32%</text:p>
          </table:table-cell>
          <table:table-cell office:value-type="percentage" office:value="0.0004">
            <text:p>0,04%</text:p>
          </table:table-cell>
          <table:table-cell office:value-type="float" office:value="37">
            <text:p>37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162">
            <text:p>162</text:p>
          </table:table-cell>
          <table:table-cell table:number-columns-repeated="2"/>
        </table:table-row>
        <table:table-row table:style-name="ro1">
          <table:table-cell office:value-type="percentage" office:value="0.11">
            <text:p>11,00%</text:p>
          </table:table-cell>
          <table:table-cell office:value-type="percentage" office:value="0.1653">
            <text:p>16,53%</text:p>
          </table:table-cell>
          <table:table-cell office:value-type="percentage" office:value="0.0032">
            <text:p>0,32%</text:p>
          </table:table-cell>
          <table:table-cell office:value-type="percentage" office:value="0.0004">
            <text:p>0,04%</text:p>
          </table:table-cell>
          <table:table-cell office:value-type="float" office:value="37">
            <text:p>37</text:p>
          </table:table-cell>
          <table:table-cell office:value-type="float" office:value="22">
            <text:p>22</text:p>
          </table:table-cell>
          <table:table-cell office:value-type="float" office:value="4">
            <text:p>4</text:p>
          </table:table-cell>
          <table:table-cell office:value-type="float" office:value="162">
            <text:p>162</text:p>
          </table:table-cell>
          <table:table-cell table:number-columns-repeated="2"/>
        </table:table-row>
        <table:table-row table:style-name="ro1">
          <table:table-cell office:value-type="percentage" office:value="0.12">
            <text:p>12,00%</text:p>
          </table:table-cell>
          <table:table-cell office:value-type="percentage" office:value="0.1646">
            <text:p>16,46%</text:p>
          </table:table-cell>
          <table:table-cell office:value-type="percentage" office:value="0.003">
            <text:p>0,30%</text:p>
          </table:table-cell>
          <table:table-cell office:value-type="percentage" office:value="0.0003">
            <text:p>0,03%</text:p>
          </table:table-cell>
          <table:table-cell office:value-type="float" office:value="37">
            <text:p>37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office:value-type="float" office:value="162">
            <text:p>162</text:p>
          </table:table-cell>
          <table:table-cell table:number-columns-repeated="2"/>
        </table:table-row>
        <table:table-row table:style-name="ro1">
          <table:table-cell office:value-type="percentage" office:value="0.13">
            <text:p>13,00%</text:p>
          </table:table-cell>
          <table:table-cell office:value-type="percentage" office:value="0.1629">
            <text:p>16,29%</text:p>
          </table:table-cell>
          <table:table-cell office:value-type="percentage" office:value="0.0029">
            <text:p>0,29%</text:p>
          </table:table-cell>
          <table:table-cell office:value-type="percentage" office:value="0.0003">
            <text:p>0,03%</text:p>
          </table:table-cell>
          <table:table-cell office:value-type="float" office:value="37">
            <text:p>37</text:p>
          </table:table-cell>
          <table:table-cell office:value-type="float" office:value="27">
            <text:p>27</text:p>
          </table:table-cell>
          <table:table-cell office:value-type="float" office:value="5">
            <text:p>5</text:p>
          </table:table-cell>
          <table:table-cell office:value-type="float" office:value="162">
            <text:p>162</text:p>
          </table:table-cell>
          <table:table-cell table:number-columns-repeated="2"/>
        </table:table-row>
        <table:table-row table:style-name="ro1">
          <table:table-cell office:value-type="percentage" office:value="0.14">
            <text:p>14,00%</text:p>
          </table:table-cell>
          <table:table-cell office:value-type="percentage" office:value="0.1683">
            <text:p>16,83%</text:p>
          </table:table-cell>
          <table:table-cell office:value-type="percentage" office:value="0.0029">
            <text:p>0,29%</text:p>
          </table:table-cell>
          <table:table-cell office:value-type="percentage" office:value="0.0003">
            <text:p>0,03%</text:p>
          </table:table-cell>
          <table:table-cell office:value-type="float" office:value="37">
            <text:p>37</text:p>
          </table:table-cell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office:value-type="float" office:value="162">
            <text:p>162</text:p>
          </table:table-cell>
          <table:table-cell table:number-columns-repeated="2"/>
        </table:table-row>
        <table:table-row table:style-name="ro1">
          <table:table-cell office:value-type="percentage" office:value="0.15">
            <text:p>15,00%</text:p>
          </table:table-cell>
          <table:table-cell office:value-type="percentage" office:value="0.17">
            <text:p>17,00%</text:p>
          </table:table-cell>
          <table:table-cell office:value-type="percentage" office:value="0.0028">
            <text:p>0,28%</text:p>
          </table:table-cell>
          <table:table-cell office:value-type="percentage" office:value="0.0003">
            <text:p>0,03%</text:p>
          </table:table-cell>
          <table:table-cell office:value-type="float" office:value="37">
            <text:p>37</text:p>
          </table:table-cell>
          <table:table-cell office:value-type="float" office:value="32">
            <text:p>32</text:p>
          </table:table-cell>
          <table:table-cell office:value-type="float" office:value="5">
            <text:p>5</text:p>
          </table:table-cell>
          <table:table-cell office:value-type="float" office:value="162">
            <text:p>162</text:p>
          </table:table-cell>
          <table:table-cell table:number-columns-repeated="2"/>
        </table:table-row>
        <table:table-row table:style-name="ro1">
          <table:table-cell office:value-type="percentage" office:value="0.16">
            <text:p>16,00%</text:p>
          </table:table-cell>
          <table:table-cell office:value-type="percentage" office:value="0.1686">
            <text:p>16,86%</text:p>
          </table:table-cell>
          <table:table-cell office:value-type="percentage" office:value="0.0027">
            <text:p>0,27%</text:p>
          </table:table-cell>
          <table:table-cell office:value-type="percentage" office:value="0.0002">
            <text:p>0,02%</text:p>
          </table:table-cell>
          <table:table-cell office:value-type="float" office:value="37">
            <text:p>37</text:p>
          </table:table-cell>
          <table:table-cell office:value-type="float" office:value="34">
            <text:p>34</text:p>
          </table:table-cell>
          <table:table-cell office:value-type="float" office:value="5">
            <text:p>5</text:p>
          </table:table-cell>
          <table:table-cell office:value-type="float" office:value="162">
            <text:p>162</text:p>
          </table:table-cell>
          <table:table-cell table:number-columns-repeated="2"/>
        </table:table-row>
        <table:table-row table:style-name="ro1">
          <table:table-cell office:value-type="percentage" office:value="0.17">
            <text:p>17,00%</text:p>
          </table:table-cell>
          <table:table-cell office:value-type="percentage" office:value="0.1698">
            <text:p>16,98%</text:p>
          </table:table-cell>
          <table:table-cell office:value-type="percentage" office:value="0.0028">
            <text:p>0,28%</text:p>
          </table:table-cell>
          <table:table-cell office:value-type="percentage" office:value="0.0002">
            <text:p>0,02%</text:p>
          </table:table-cell>
          <table:table-cell office:value-type="float" office:value="37">
            <text:p>37</text:p>
          </table:table-cell>
          <table:table-cell office:value-type="float" office:value="36">
            <text:p>36</text:p>
          </table:table-cell>
          <table:table-cell office:value-type="float" office:value="5">
            <text:p>5</text:p>
          </table:table-cell>
          <table:table-cell office:value-type="float" office:value="162">
            <text:p>162</text:p>
          </table:table-cell>
          <table:table-cell table:number-columns-repeated="2"/>
        </table:table-row>
        <table:table-row table:style-name="ro1">
          <table:table-cell office:value-type="percentage" office:value="0.18">
            <text:p>18,00%</text:p>
          </table:table-cell>
          <table:table-cell office:value-type="percentage" office:value="0.1725">
            <text:p>17,25%</text:p>
          </table:table-cell>
          <table:table-cell office:value-type="percentage" office:value="0.0028">
            <text:p>0,28%</text:p>
          </table:table-cell>
          <table:table-cell office:value-type="percentage" office:value="0.0002">
            <text:p>0,02%</text:p>
          </table:table-cell>
          <table:table-cell office:value-type="float" office:value="38">
            <text:p>38</text:p>
          </table:table-cell>
          <table:table-cell office:value-type="float" office:value="41">
            <text:p>41</text:p>
          </table:table-cell>
          <table:table-cell office:value-type="float" office:value="6">
            <text:p>6</text:p>
          </table:table-cell>
          <table:table-cell office:value-type="float" office:value="162">
            <text:p>162</text:p>
          </table:table-cell>
          <table:table-cell table:number-columns-repeated="2"/>
        </table:table-row>
        <table:table-row table:style-name="ro1">
          <table:table-cell office:value-type="percentage" office:value="0.19">
            <text:p>19,00%</text:p>
          </table:table-cell>
          <table:table-cell office:value-type="percentage" office:value="0.1766">
            <text:p>17,66%</text:p>
          </table:table-cell>
          <table:table-cell office:value-type="percentage" office:value="0.0028">
            <text:p>0,28%</text:p>
          </table:table-cell>
          <table:table-cell office:value-type="percentage" office:value="0.0002">
            <text:p>0,02%</text:p>
          </table:table-cell>
          <table:table-cell office:value-type="float" office:value="38">
            <text:p>38</text:p>
          </table:table-cell>
          <table:table-cell office:value-type="float" office:value="45">
            <text:p>45</text:p>
          </table:table-cell>
          <table:table-cell office:value-type="float" office:value="6">
            <text:p>6</text:p>
          </table:table-cell>
          <table:table-cell office:value-type="float" office:value="162">
            <text:p>162</text:p>
          </table:table-cell>
          <table:table-cell table:number-columns-repeated="2"/>
        </table:table-row>
        <table:table-row table:style-name="ro1">
          <table:table-cell office:value-type="percentage" office:value="0.2">
            <text:p>20,00%</text:p>
          </table:table-cell>
          <table:table-cell office:value-type="percentage" office:value="0.1843">
            <text:p>18,43%</text:p>
          </table:table-cell>
          <table:table-cell office:value-type="percentage" office:value="0.0029">
            <text:p>0,29%</text:p>
          </table:table-cell>
          <table:table-cell office:value-type="percentage" office:value="0.0002">
            <text:p>0,02%</text:p>
          </table:table-cell>
          <table:table-cell office:value-type="float" office:value="38">
            <text:p>38</text:p>
          </table:table-cell>
          <table:table-cell office:value-type="float" office:value="51">
            <text:p>51</text:p>
          </table:table-cell>
          <table:table-cell office:value-type="float" office:value="6">
            <text:p>6</text:p>
          </table:table-cell>
          <table:table-cell office:value-type="float" office:value="163">
            <text:p>163</text:p>
          </table:table-cell>
          <table:table-cell table:number-columns-repeated="2"/>
        </table:table-row>
        <table:table-row table:style-name="ro1">
          <table:table-cell office:value-type="percentage" office:value="0.21">
            <text:p>21,00%</text:p>
          </table:table-cell>
          <table:table-cell office:value-type="percentage" office:value="0.1826">
            <text:p>18,26%</text:p>
          </table:table-cell>
          <table:table-cell office:value-type="percentage" office:value="0.0031">
            <text:p>0,31%</text:p>
          </table:table-cell>
          <table:table-cell office:value-type="percentage" office:value="0.0002">
            <text:p>0,02%</text:p>
          </table:table-cell>
          <table:table-cell office:value-type="float" office:value="39">
            <text:p>39</text:p>
          </table:table-cell>
          <table:table-cell office:value-type="float" office:value="57">
            <text:p>57</text:p>
          </table:table-cell>
          <table:table-cell office:value-type="float" office:value="6">
            <text:p>6</text:p>
          </table:table-cell>
          <table:table-cell office:value-type="float" office:value="163">
            <text:p>163</text:p>
          </table:table-cell>
          <table:table-cell table:number-columns-repeated="2"/>
        </table:table-row>
        <table:table-row table:style-name="ro1">
          <table:table-cell office:value-type="percentage" office:value="0.22">
            <text:p>22,00%</text:p>
          </table:table-cell>
          <table:table-cell office:value-type="percentage" office:value="0.1795">
            <text:p>17,95%</text:p>
          </table:table-cell>
          <table:table-cell office:value-type="percentage" office:value="0.003">
            <text:p>0,30%</text:p>
          </table:table-cell>
          <table:table-cell office:value-type="percentage" office:value="0.0002">
            <text:p>0,02%</text:p>
          </table:table-cell>
          <table:table-cell office:value-type="float" office:value="39">
            <text:p>39</text:p>
          </table:table-cell>
          <table:table-cell office:value-type="float" office:value="62">
            <text:p>62</text:p>
          </table:table-cell>
          <table:table-cell office:value-type="float" office:value="6">
            <text:p>6</text:p>
          </table:table-cell>
          <table:table-cell office:value-type="float" office:value="163">
            <text:p>163</text:p>
          </table:table-cell>
          <table:table-cell table:number-columns-repeated="2"/>
        </table:table-row>
        <table:table-row table:style-name="ro1">
          <table:table-cell office:value-type="percentage" office:value="0.23">
            <text:p>23,00%</text:p>
          </table:table-cell>
          <table:table-cell office:value-type="percentage" office:value="0.1788">
            <text:p>17,88%</text:p>
          </table:table-cell>
          <table:table-cell office:value-type="percentage" office:value="0.0029">
            <text:p>0,29%</text:p>
          </table:table-cell>
          <table:table-cell office:value-type="percentage" office:value="0.0002">
            <text:p>0,02%</text:p>
          </table:table-cell>
          <table:table-cell office:value-type="float" office:value="39">
            <text:p>39</text:p>
          </table:table-cell>
          <table:table-cell office:value-type="float" office:value="66">
            <text:p>66</text:p>
          </table:table-cell>
          <table:table-cell office:value-type="float" office:value="6">
            <text:p>6</text:p>
          </table:table-cell>
          <table:table-cell office:value-type="float" office:value="163">
            <text:p>163</text:p>
          </table:table-cell>
          <table:table-cell/>
          <table:table-cell table:style-name="ce2" office:value-type="string">
            <text:p>Agents - Nombre d'hotes: 15</text:p>
          </table:table-cell>
        </table:table-row>
        <table:table-row table:style-name="ro1">
          <table:table-cell office:value-type="percentage" office:value="0.24">
            <text:p>24,00%</text:p>
          </table:table-cell>
          <table:table-cell office:value-type="percentage" office:value="0.1775">
            <text:p>17,75%</text:p>
          </table:table-cell>
          <table:table-cell office:value-type="percentage" office:value="0.0028">
            <text:p>0,28%</text:p>
          </table:table-cell>
          <table:table-cell office:value-type="percentage" office:value="0.0002">
            <text:p>0,02%</text:p>
          </table:table-cell>
          <table:table-cell office:value-type="float" office:value="39">
            <text:p>39</text:p>
          </table:table-cell>
          <table:table-cell office:value-type="float" office:value="69">
            <text:p>69</text:p>
          </table:table-cell>
          <table:table-cell office:value-type="float" office:value="6">
            <text:p>6</text:p>
          </table:table-cell>
          <table:table-cell office:value-type="float" office:value="163">
            <text:p>163</text:p>
          </table:table-cell>
          <table:table-cell/>
          <table:table-cell table:style-name="ce2" office:value-type="string">
            <text:p>Agents - Taille de buffer: 3</text:p>
          </table:table-cell>
        </table:table-row>
        <table:table-row table:style-name="ro1">
          <table:table-cell office:value-type="percentage" office:value="0.25">
            <text:p>25,00%</text:p>
          </table:table-cell>
          <table:table-cell office:value-type="percentage" office:value="0.1816">
            <text:p>18,16%</text:p>
          </table:table-cell>
          <table:table-cell office:value-type="percentage" office:value="0.0027">
            <text:p>0,27%</text:p>
          </table:table-cell>
          <table:table-cell office:value-type="percentage" office:value="0.0001">
            <text:p>0,01%</text:p>
          </table:table-cell>
          <table:table-cell office:value-type="float" office:value="39">
            <text:p>39</text:p>
          </table:table-cell>
          <table:table-cell office:value-type="float" office:value="70">
            <text:p>70</text:p>
          </table:table-cell>
          <table:table-cell office:value-type="float" office:value="6">
            <text:p>6</text:p>
          </table:table-cell>
          <table:table-cell office:value-type="float" office:value="163">
            <text:p>163</text:p>
          </table:table-cell>
          <table:table-cell/>
          <table:table-cell table:style-name="ce2" office:value-type="string">
            <text:p>Agents - Taux de pertes brutales: 5,00%</text:p>
          </table:table-cell>
        </table:table-row>
        <table:table-row table:style-name="ro1">
          <table:table-cell office:value-type="percentage" office:value="0.26">
            <text:p>26,00%</text:p>
          </table:table-cell>
          <table:table-cell office:value-type="percentage" office:value="0.1831">
            <text:p>18,31%</text:p>
          </table:table-cell>
          <table:table-cell office:value-type="percentage" office:value="0.0027">
            <text:p>0,27%</text:p>
          </table:table-cell>
          <table:table-cell office:value-type="percentage" office:value="0.0001">
            <text:p>0,01%</text:p>
          </table:table-cell>
          <table:table-cell office:value-type="float" office:value="39">
            <text:p>39</text:p>
          </table:table-cell>
          <table:table-cell office:value-type="float" office:value="72">
            <text:p>72</text:p>
          </table:table-cell>
          <table:table-cell office:value-type="float" office:value="6">
            <text:p>6</text:p>
          </table:table-cell>
          <table:table-cell office:value-type="float" office:value="163">
            <text:p>163</text:p>
          </table:table-cell>
          <table:table-cell/>
          <table:table-cell table:style-name="ce2" office:value-type="string">
            <text:p>Agents - Temps de traitement: 0.5</text:p>
          </table:table-cell>
        </table:table-row>
        <table:table-row table:style-name="ro1">
          <table:table-cell office:value-type="percentage" office:value="0.27">
            <text:p>27,00%</text:p>
          </table:table-cell>
          <table:table-cell office:value-type="percentage" office:value="0.1837">
            <text:p>18,37%</text:p>
          </table:table-cell>
          <table:table-cell office:value-type="percentage" office:value="0.0028">
            <text:p>0,28%</text:p>
          </table:table-cell>
          <table:table-cell office:value-type="percentage" office:value="0.0001">
            <text:p>0,01%</text:p>
          </table:table-cell>
          <table:table-cell office:value-type="float" office:value="39">
            <text:p>39</text:p>
          </table:table-cell>
          <table:table-cell office:value-type="float" office:value="75">
            <text:p>75</text:p>
          </table:table-cell>
          <table:table-cell office:value-type="float" office:value="6">
            <text:p>6</text:p>
          </table:table-cell>
          <table:table-cell office:value-type="float" office:value="163">
            <text:p>163</text:p>
          </table:table-cell>
          <table:table-cell/>
          <table:table-cell table:style-name="ce2" office:value-type="string">
            <text:p>Agents - Nombre de messages traitables simultanement: 2</text:p>
          </table:table-cell>
        </table:table-row>
        <table:table-row table:style-name="ro1">
          <table:table-cell office:value-type="percentage" office:value="0.28">
            <text:p>28,00%</text:p>
          </table:table-cell>
          <table:table-cell office:value-type="percentage" office:value="0.1856">
            <text:p>18,56%</text:p>
          </table:table-cell>
          <table:table-cell office:value-type="percentage" office:value="0.0027">
            <text:p>0,27%</text:p>
          </table:table-cell>
          <table:table-cell office:value-type="percentage" office:value="0.0001">
            <text:p>0,01%</text:p>
          </table:table-cell>
          <table:table-cell office:value-type="float" office:value="39">
            <text:p>39</text:p>
          </table:table-cell>
          <table:table-cell office:value-type="float" office:value="78">
            <text:p>78</text:p>
          </table:table-cell>
          <table:table-cell office:value-type="float" office:value="6">
            <text:p>6</text:p>
          </table:table-cell>
          <table:table-cell office:value-type="float" office:value="163">
            <text:p>163</text:p>
          </table:table-cell>
          <table:table-cell/>
          <table:table-cell table:style-name="ce2" office:value-type="string">
            <text:p>Hotes - Pourcentage de messages a destination d'un hote connecte a un autre agent: 25,00%</text:p>
          </table:table-cell>
        </table:table-row>
        <table:table-row table:style-name="ro1">
          <table:table-cell office:value-type="percentage" office:value="0.29">
            <text:p>29,00%</text:p>
          </table:table-cell>
          <table:table-cell office:value-type="percentage" office:value="0.1847">
            <text:p>18,47%</text:p>
          </table:table-cell>
          <table:table-cell office:value-type="percentage" office:value="0.0029">
            <text:p>0,29%</text:p>
          </table:table-cell>
          <table:table-cell office:value-type="percentage" office:value="0.0002">
            <text:p>0,02%</text:p>
          </table:table-cell>
          <table:table-cell office:value-type="float" office:value="39">
            <text:p>39</text:p>
          </table:table-cell>
          <table:table-cell office:value-type="float" office:value="84">
            <text:p>84</text:p>
          </table:table-cell>
          <table:table-cell office:value-type="float" office:value="6">
            <text:p>6</text:p>
          </table:table-cell>
          <table:table-cell office:value-type="float" office:value="163">
            <text:p>163</text:p>
          </table:table-cell>
          <table:table-cell/>
          <table:table-cell table:style-name="ce2" office:value-type="string">
            <text:p>Hotes - Temps max entre deux envois: 250</text:p>
          </table:table-cell>
        </table:table-row>
        <table:table-row table:style-name="ro1">
          <table:table-cell office:value-type="percentage" office:value="0.3">
            <text:p>30,00%</text:p>
          </table:table-cell>
          <table:table-cell office:value-type="percentage" office:value="0.1855">
            <text:p>18,55%</text:p>
          </table:table-cell>
          <table:table-cell office:value-type="percentage" office:value="0.0029">
            <text:p>0,29%</text:p>
          </table:table-cell>
          <table:table-cell office:value-type="percentage" office:value="0.0004">
            <text:p>0,04%</text:p>
          </table:table-cell>
          <table:table-cell office:value-type="float" office:value="39">
            <text:p>39</text:p>
          </table:table-cell>
          <table:table-cell office:value-type="float" office:value="87">
            <text:p>87</text:p>
          </table:table-cell>
          <table:table-cell office:value-type="float" office:value="6">
            <text:p>6</text:p>
          </table:table-cell>
          <table:table-cell office:value-type="float" office:value="163">
            <text:p>163</text:p>
          </table:table-cell>
          <table:table-cell/>
          <table:table-cell table:style-name="ce2" office:value-type="string">
            <text:p>Hotes - Temps de traitement: 0.5</text:p>
          </table:table-cell>
        </table:table-row>
        <table:table-row table:style-name="ro1">
          <table:table-cell office:value-type="percentage" office:value="0.31">
            <text:p>31,00%</text:p>
          </table:table-cell>
          <table:table-cell office:value-type="percentage" office:value="0.1891">
            <text:p>18,91%</text:p>
          </table:table-cell>
          <table:table-cell office:value-type="percentage" office:value="0.0029">
            <text:p>0,29%</text:p>
          </table:table-cell>
          <table:table-cell office:value-type="percentage" office:value="0.0003">
            <text:p>0,03%</text:p>
          </table:table-cell>
          <table:table-cell office:value-type="float" office:value="39">
            <text:p>39</text:p>
          </table:table-cell>
          <table:table-cell office:value-type="float" office:value="92">
            <text:p>92</text:p>
          </table:table-cell>
          <table:table-cell office:value-type="float" office:value="6">
            <text:p>6</text:p>
          </table:table-cell>
          <table:table-cell office:value-type="float" office:value="163">
            <text:p>163</text:p>
          </table:table-cell>
          <table:table-cell/>
          <table:table-cell table:style-name="ce2" office:value-type="string">
            <text:p>Hotes - Nombre de messages traitables simultanement: 2</text:p>
          </table:table-cell>
        </table:table-row>
        <table:table-row table:style-name="ro1">
          <table:table-cell office:value-type="percentage" office:value="0.32">
            <text:p>32,00%</text:p>
          </table:table-cell>
          <table:table-cell office:value-type="percentage" office:value="0.1872">
            <text:p>18,72%</text:p>
          </table:table-cell>
          <table:table-cell office:value-type="percentage" office:value="0.0028">
            <text:p>0,28%</text:p>
          </table:table-cell>
          <table:table-cell office:value-type="percentage" office:value="0.0003">
            <text:p>0,03%</text:p>
          </table:table-cell>
          <table:table-cell office:value-type="float" office:value="39">
            <text:p>39</text:p>
          </table:table-cell>
          <table:table-cell office:value-type="float" office:value="96">
            <text:p>96</text:p>
          </table:table-cell>
          <table:table-cell office:value-type="float" office:value="6">
            <text:p>6</text:p>
          </table:table-cell>
          <table:table-cell office:value-type="float" office:value="163">
            <text:p>163</text:p>
          </table:table-cell>
          <table:table-cell/>
          <table:table-cell table:style-name="ce2" office:value-type="string">
            <text:p>Hotes - Duree du timeout pour la reception d'un accuse: 150</text:p>
          </table:table-cell>
        </table:table-row>
        <table:table-row table:style-name="ro1">
          <table:table-cell office:value-type="percentage" office:value="0.33">
            <text:p>33,00%</text:p>
          </table:table-cell>
          <table:table-cell office:value-type="percentage" office:value="0.1876">
            <text:p>18,76%</text:p>
          </table:table-cell>
          <table:table-cell office:value-type="percentage" office:value="0.0028">
            <text:p>0,28%</text:p>
          </table:table-cell>
          <table:table-cell office:value-type="percentage" office:value="0.0003">
            <text:p>0,03%</text:p>
          </table:table-cell>
          <table:table-cell office:value-type="float" office:value="39">
            <text:p>39</text:p>
          </table:table-cell>
          <table:table-cell office:value-type="float" office:value="99">
            <text:p>99</text:p>
          </table:table-cell>
          <table:table-cell office:value-type="float" office:value="6">
            <text:p>6</text:p>
          </table:table-cell>
          <table:table-cell office:value-type="float" office:value="163">
            <text:p>163</text:p>
          </table:table-cell>
          <table:table-cell/>
          <table:table-cell table:style-name="ce2" office:value-type="string">
            <text:p>Simulation - Duree: 10000</text:p>
          </table:table-cell>
        </table:table-row>
        <table:table-row table:style-name="ro1">
          <table:table-cell office:value-type="percentage" office:value="0.34">
            <text:p>34,00%</text:p>
          </table:table-cell>
          <table:table-cell office:value-type="percentage" office:value="0.1888">
            <text:p>18,88%</text:p>
          </table:table-cell>
          <table:table-cell office:value-type="percentage" office:value="0.0028">
            <text:p>0,28%</text:p>
          </table:table-cell>
          <table:table-cell office:value-type="percentage" office:value="0.0003">
            <text:p>0,03%</text:p>
          </table:table-cell>
          <table:table-cell office:value-type="float" office:value="39">
            <text:p>39</text:p>
          </table:table-cell>
          <table:table-cell office:value-type="float" office:value="101">
            <text:p>101</text:p>
          </table:table-cell>
          <table:table-cell office:value-type="float" office:value="6">
            <text:p>6</text:p>
          </table:table-cell>
          <table:table-cell office:value-type="float" office:value="163">
            <text:p>163</text:p>
          </table:table-cell>
          <table:table-cell/>
          <table:table-cell table:style-name="ce2" office:value-type="string">
            <text:p>Simulation - Duree de la periode d'initialisation DV: 1000</text:p>
          </table:table-cell>
        </table:table-row>
        <table:table-row table:style-name="ro1">
          <table:table-cell office:value-type="percentage" office:value="0.35">
            <text:p>35,00%</text:p>
          </table:table-cell>
          <table:table-cell office:value-type="percentage" office:value="0.1897">
            <text:p>18,97%</text:p>
          </table:table-cell>
          <table:table-cell office:value-type="percentage" office:value="0.0028">
            <text:p>0,28%</text:p>
          </table:table-cell>
          <table:table-cell office:value-type="percentage" office:value="0.0003">
            <text:p>0,03%</text:p>
          </table:table-cell>
          <table:table-cell office:value-type="float" office:value="39">
            <text:p>39</text:p>
          </table:table-cell>
          <table:table-cell office:value-type="float" office:value="105">
            <text:p>105</text:p>
          </table:table-cell>
          <table:table-cell office:value-type="float" office:value="6">
            <text:p>6</text:p>
          </table:table-cell>
          <table:table-cell office:value-type="float" office:value="163">
            <text:p>163</text:p>
          </table:table-cell>
          <table:table-cell/>
          <table:table-cell table:style-name="ce2" office:value-type="string">
            <text:p>Simulation - Distance vector active: NON</text:p>
          </table:table-cell>
        </table:table-row>
        <table:table-row table:style-name="ro1">
          <table:table-cell office:value-type="percentage" office:value="0.36">
            <text:p>36,00%</text:p>
          </table:table-cell>
          <table:table-cell office:value-type="percentage" office:value="0.1907">
            <text:p>19,07%</text:p>
          </table:table-cell>
          <table:table-cell office:value-type="percentage" office:value="0.0028">
            <text:p>0,28%</text:p>
          </table:table-cell>
          <table:table-cell office:value-type="percentage" office:value="0.0003">
            <text:p>0,03%</text:p>
          </table:table-cell>
          <table:table-cell office:value-type="float" office:value="39">
            <text:p>39</text:p>
          </table:table-cell>
          <table:table-cell office:value-type="float" office:value="108">
            <text:p>108</text:p>
          </table:table-cell>
          <table:table-cell office:value-type="float" office:value="6">
            <text:p>6</text:p>
          </table:table-cell>
          <table:table-cell office:value-type="float" office:value="163">
            <text:p>163</text:p>
          </table:table-cell>
          <table:table-cell/>
          <table:table-cell table:style-name="ce2" office:value-type="string">
            <text:p>Simulation - Periode d'initialisation: 1000</text:p>
          </table:table-cell>
        </table:table-row>
        <table:table-row table:style-name="ro1">
          <table:table-cell office:value-type="percentage" office:value="0.37">
            <text:p>37,00%</text:p>
          </table:table-cell>
          <table:table-cell office:value-type="percentage" office:value="0.1911">
            <text:p>19,11%</text:p>
          </table:table-cell>
          <table:table-cell office:value-type="percentage" office:value="0.0029">
            <text:p>0,29%</text:p>
          </table:table-cell>
          <table:table-cell office:value-type="percentage" office:value="0.0006">
            <text:p>0,06%</text:p>
          </table:table-cell>
          <table:table-cell office:value-type="float" office:value="39">
            <text:p>39</text:p>
          </table:table-cell>
          <table:table-cell office:value-type="float" office:value="113">
            <text:p>113</text:p>
          </table:table-cell>
          <table:table-cell office:value-type="float" office:value="6">
            <text:p>6</text:p>
          </table:table-cell>
          <table:table-cell office:value-type="float" office:value="163">
            <text:p>163</text:p>
          </table:table-cell>
          <table:table-cell/>
          <table:table-cell table:style-name="ce2" office:value-type="string">
            <text:p>Simulation - Delai entre entites: 5</text:p>
          </table:table-cell>
        </table:table-row>
        <table:table-row table:style-name="ro1">
          <table:table-cell office:value-type="percentage" office:value="0.38">
            <text:p>38,00%</text:p>
          </table:table-cell>
          <table:table-cell office:value-type="percentage" office:value="0.1925">
            <text:p>19,25%</text:p>
          </table:table-cell>
          <table:table-cell office:value-type="percentage" office:value="0.0029">
            <text:p>0,29%</text:p>
          </table:table-cell>
          <table:table-cell office:value-type="percentage" office:value="0.0006">
            <text:p>0,06%</text:p>
          </table:table-cell>
          <table:table-cell office:value-type="float" office:value="39">
            <text:p>39</text:p>
          </table:table-cell>
          <table:table-cell office:value-type="float" office:value="116">
            <text:p>116</text:p>
          </table:table-cell>
          <table:table-cell office:value-type="float" office:value="6">
            <text:p>6</text:p>
          </table:table-cell>
          <table:table-cell office:value-type="float" office:value="163">
            <text:p>163</text:p>
          </table:table-cell>
          <table:table-cell table:number-columns-repeated="2"/>
        </table:table-row>
        <table:table-row table:style-name="ro1">
          <table:table-cell office:value-type="percentage" office:value="0.39">
            <text:p>39,00%</text:p>
          </table:table-cell>
          <table:table-cell office:value-type="percentage" office:value="0.1937">
            <text:p>19,37%</text:p>
          </table:table-cell>
          <table:table-cell office:value-type="percentage" office:value="0.003">
            <text:p>0,30%</text:p>
          </table:table-cell>
          <table:table-cell office:value-type="percentage" office:value="0.0006">
            <text:p>0,06%</text:p>
          </table:table-cell>
          <table:table-cell office:value-type="float" office:value="40">
            <text:p>40</text:p>
          </table:table-cell>
          <table:table-cell office:value-type="float" office:value="120">
            <text:p>120</text:p>
          </table:table-cell>
          <table:table-cell office:value-type="float" office:value="6">
            <text:p>6</text:p>
          </table:table-cell>
          <table:table-cell office:value-type="float" office:value="163">
            <text:p>163</text:p>
          </table:table-cell>
          <table:table-cell table:number-columns-repeated="2"/>
        </table:table-row>
        <table:table-row table:style-name="ro1">
          <table:table-cell office:value-type="percentage" office:value="0.4">
            <text:p>40,00%</text:p>
          </table:table-cell>
          <table:table-cell office:value-type="percentage" office:value="0.1946">
            <text:p>19,46%</text:p>
          </table:table-cell>
          <table:table-cell office:value-type="percentage" office:value="0.003">
            <text:p>0,30%</text:p>
          </table:table-cell>
          <table:table-cell office:value-type="percentage" office:value="0.0007">
            <text:p>0,07%</text:p>
          </table:table-cell>
          <table:table-cell office:value-type="float" office:value="40">
            <text:p>40</text:p>
          </table:table-cell>
          <table:table-cell office:value-type="float" office:value="124">
            <text:p>124</text:p>
          </table:table-cell>
          <table:table-cell office:value-type="float" office:value="6">
            <text:p>6</text:p>
          </table:table-cell>
          <table:table-cell office:value-type="float" office:value="163">
            <text:p>163</text:p>
          </table:table-cell>
          <table:table-cell table:number-columns-repeated="2"/>
        </table:table-row>
        <table:table-row table:style-name="ro1">
          <table:table-cell office:value-type="percentage" office:value="0.41">
            <text:p>41,00%</text:p>
          </table:table-cell>
          <table:table-cell office:value-type="percentage" office:value="0.1962">
            <text:p>19,62%</text:p>
          </table:table-cell>
          <table:table-cell office:value-type="percentage" office:value="0.0031">
            <text:p>0,31%</text:p>
          </table:table-cell>
          <table:table-cell office:value-type="percentage" office:value="0.0007">
            <text:p>0,07%</text:p>
          </table:table-cell>
          <table:table-cell office:value-type="float" office:value="40">
            <text:p>40</text:p>
          </table:table-cell>
          <table:table-cell office:value-type="float" office:value="126">
            <text:p>126</text:p>
          </table:table-cell>
          <table:table-cell office:value-type="float" office:value="6">
            <text:p>6</text:p>
          </table:table-cell>
          <table:table-cell office:value-type="float" office:value="163">
            <text:p>163</text:p>
          </table:table-cell>
          <table:table-cell table:number-columns-repeated="2"/>
        </table:table-row>
        <table:table-row table:style-name="ro1">
          <table:table-cell office:value-type="percentage" office:value="0.42">
            <text:p>42,00%</text:p>
          </table:table-cell>
          <table:table-cell office:value-type="percentage" office:value="0.1967">
            <text:p>19,67%</text:p>
          </table:table-cell>
          <table:table-cell office:value-type="percentage" office:value="0.0032">
            <text:p>0,32%</text:p>
          </table:table-cell>
          <table:table-cell office:value-type="percentage" office:value="0.0007">
            <text:p>0,07%</text:p>
          </table:table-cell>
          <table:table-cell office:value-type="float" office:value="40">
            <text:p>40</text:p>
          </table:table-cell>
          <table:table-cell office:value-type="float" office:value="131">
            <text:p>131</text:p>
          </table:table-cell>
          <table:table-cell office:value-type="float" office:value="6">
            <text:p>6</text:p>
          </table:table-cell>
          <table:table-cell office:value-type="float" office:value="163">
            <text:p>163</text:p>
          </table:table-cell>
          <table:table-cell table:number-columns-repeated="2"/>
        </table:table-row>
        <table:table-row table:style-name="ro1">
          <table:table-cell office:value-type="percentage" office:value="0.43">
            <text:p>43,00%</text:p>
          </table:table-cell>
          <table:table-cell office:value-type="percentage" office:value="0.1972">
            <text:p>19,72%</text:p>
          </table:table-cell>
          <table:table-cell office:value-type="percentage" office:value="0.0031">
            <text:p>0,31%</text:p>
          </table:table-cell>
          <table:table-cell office:value-type="percentage" office:value="0.0007">
            <text:p>0,07%</text:p>
          </table:table-cell>
          <table:table-cell office:value-type="float" office:value="40">
            <text:p>40</text:p>
          </table:table-cell>
          <table:table-cell office:value-type="float" office:value="136">
            <text:p>136</text:p>
          </table:table-cell>
          <table:table-cell office:value-type="float" office:value="6">
            <text:p>6</text:p>
          </table:table-cell>
          <table:table-cell office:value-type="float" office:value="163">
            <text:p>163</text:p>
          </table:table-cell>
          <table:table-cell table:number-columns-repeated="2"/>
        </table:table-row>
        <table:table-row table:style-name="ro1">
          <table:table-cell office:value-type="percentage" office:value="0.44">
            <text:p>44,00%</text:p>
          </table:table-cell>
          <table:table-cell office:value-type="percentage" office:value="0.1974">
            <text:p>19,74%</text:p>
          </table:table-cell>
          <table:table-cell office:value-type="percentage" office:value="0.0031">
            <text:p>0,31%</text:p>
          </table:table-cell>
          <table:table-cell office:value-type="percentage" office:value="0.0007">
            <text:p>0,07%</text:p>
          </table:table-cell>
          <table:table-cell office:value-type="float" office:value="40">
            <text:p>40</text:p>
          </table:table-cell>
          <table:table-cell office:value-type="float" office:value="138">
            <text:p>138</text:p>
          </table:table-cell>
          <table:table-cell office:value-type="float" office:value="6">
            <text:p>6</text:p>
          </table:table-cell>
          <table:table-cell office:value-type="float" office:value="163">
            <text:p>163</text:p>
          </table:table-cell>
          <table:table-cell table:number-columns-repeated="2"/>
        </table:table-row>
        <table:table-row table:style-name="ro1">
          <table:table-cell office:value-type="percentage" office:value="0.45">
            <text:p>45,00%</text:p>
          </table:table-cell>
          <table:table-cell office:value-type="percentage" office:value="0.1965">
            <text:p>19,65%</text:p>
          </table:table-cell>
          <table:table-cell office:value-type="percentage" office:value="0.003">
            <text:p>0,30%</text:p>
          </table:table-cell>
          <table:table-cell office:value-type="percentage" office:value="0.0007">
            <text:p>0,07%</text:p>
          </table:table-cell>
          <table:table-cell office:value-type="float" office:value="40">
            <text:p>40</text:p>
          </table:table-cell>
          <table:table-cell office:value-type="float" office:value="140">
            <text:p>140</text:p>
          </table:table-cell>
          <table:table-cell office:value-type="float" office:value="6">
            <text:p>6</text:p>
          </table:table-cell>
          <table:table-cell office:value-type="float" office:value="163">
            <text:p>163</text:p>
          </table:table-cell>
          <table:table-cell table:number-columns-repeated="2"/>
        </table:table-row>
        <table:table-row table:style-name="ro1">
          <table:table-cell office:value-type="percentage" office:value="0.46">
            <text:p>46,00%</text:p>
          </table:table-cell>
          <table:table-cell office:value-type="percentage" office:value="0.195">
            <text:p>19,50%</text:p>
          </table:table-cell>
          <table:table-cell office:value-type="percentage" office:value="0.003">
            <text:p>0,30%</text:p>
          </table:table-cell>
          <table:table-cell office:value-type="percentage" office:value="0.0007">
            <text:p>0,07%</text:p>
          </table:table-cell>
          <table:table-cell office:value-type="float" office:value="40">
            <text:p>40</text:p>
          </table:table-cell>
          <table:table-cell office:value-type="float" office:value="142">
            <text:p>142</text:p>
          </table:table-cell>
          <table:table-cell office:value-type="float" office:value="6">
            <text:p>6</text:p>
          </table:table-cell>
          <table:table-cell office:value-type="float" office:value="163">
            <text:p>163</text:p>
          </table:table-cell>
          <table:table-cell table:number-columns-repeated="2"/>
        </table:table-row>
        <table:table-row table:style-name="ro1">
          <table:table-cell office:value-type="percentage" office:value="0.47">
            <text:p>47,00%</text:p>
          </table:table-cell>
          <table:table-cell office:value-type="percentage" office:value="0.1936">
            <text:p>19,36%</text:p>
          </table:table-cell>
          <table:table-cell office:value-type="percentage" office:value="0.003">
            <text:p>0,30%</text:p>
          </table:table-cell>
          <table:table-cell office:value-type="percentage" office:value="0.0007">
            <text:p>0,07%</text:p>
          </table:table-cell>
          <table:table-cell office:value-type="float" office:value="40">
            <text:p>40</text:p>
          </table:table-cell>
          <table:table-cell office:value-type="float" office:value="144">
            <text:p>144</text:p>
          </table:table-cell>
          <table:table-cell office:value-type="float" office:value="6">
            <text:p>6</text:p>
          </table:table-cell>
          <table:table-cell office:value-type="float" office:value="163">
            <text:p>163</text:p>
          </table:table-cell>
          <table:table-cell table:number-columns-repeated="2"/>
        </table:table-row>
        <table:table-row table:style-name="ro1">
          <table:table-cell office:value-type="percentage" office:value="0.48">
            <text:p>48,00%</text:p>
          </table:table-cell>
          <table:table-cell office:value-type="percentage" office:value="0.1931">
            <text:p>19,31%</text:p>
          </table:table-cell>
          <table:table-cell office:value-type="percentage" office:value="0.003">
            <text:p>0,30%</text:p>
          </table:table-cell>
          <table:table-cell office:value-type="percentage" office:value="0.0007">
            <text:p>0,07%</text:p>
          </table:table-cell>
          <table:table-cell office:value-type="float" office:value="40">
            <text:p>40</text:p>
          </table:table-cell>
          <table:table-cell office:value-type="float" office:value="146">
            <text:p>146</text:p>
          </table:table-cell>
          <table:table-cell office:value-type="float" office:value="6">
            <text:p>6</text:p>
          </table:table-cell>
          <table:table-cell office:value-type="float" office:value="163">
            <text:p>163</text:p>
          </table:table-cell>
          <table:table-cell table:number-columns-repeated="2"/>
        </table:table-row>
        <table:table-row table:style-name="ro1">
          <table:table-cell office:value-type="percentage" office:value="0.49">
            <text:p>49,00%</text:p>
          </table:table-cell>
          <table:table-cell office:value-type="percentage" office:value="0.1937">
            <text:p>19,37%</text:p>
          </table:table-cell>
          <table:table-cell office:value-type="percentage" office:value="0.003">
            <text:p>0,30%</text:p>
          </table:table-cell>
          <table:table-cell office:value-type="percentage" office:value="0.0006">
            <text:p>0,06%</text:p>
          </table:table-cell>
          <table:table-cell office:value-type="float" office:value="40">
            <text:p>40</text:p>
          </table:table-cell>
          <table:table-cell office:value-type="float" office:value="147">
            <text:p>147</text:p>
          </table:table-cell>
          <table:table-cell office:value-type="float" office:value="6">
            <text:p>6</text:p>
          </table:table-cell>
          <table:table-cell office:value-type="float" office:value="163">
            <text:p>163</text:p>
          </table:table-cell>
          <table:table-cell table:number-columns-repeated="2"/>
        </table:table-row>
        <table:table-row table:style-name="ro1">
          <table:table-cell office:value-type="percentage" office:value="0.5">
            <text:p>50,00%</text:p>
          </table:table-cell>
          <table:table-cell office:value-type="percentage" office:value="0.1933">
            <text:p>19,33%</text:p>
          </table:table-cell>
          <table:table-cell office:value-type="percentage" office:value="0.003">
            <text:p>0,30%</text:p>
          </table:table-cell>
          <table:table-cell office:value-type="percentage" office:value="0.0006">
            <text:p>0,06%</text:p>
          </table:table-cell>
          <table:table-cell office:value-type="float" office:value="39">
            <text:p>39</text:p>
          </table:table-cell>
          <table:table-cell office:value-type="float" office:value="150">
            <text:p>150</text:p>
          </table:table-cell>
          <table:table-cell office:value-type="float" office:value="6">
            <text:p>6</text:p>
          </table:table-cell>
          <table:table-cell office:value-type="float" office:value="163">
            <text:p>163</text:p>
          </table:table-cell>
          <table:table-cell table:number-columns-repeated="2"/>
        </table:table-row>
        <table:table-row table:style-name="ro1">
          <table:table-cell office:value-type="percentage" office:value="0.51">
            <text:p>51,00%</text:p>
          </table:table-cell>
          <table:table-cell office:value-type="percentage" office:value="0.194">
            <text:p>19,40%</text:p>
          </table:table-cell>
          <table:table-cell office:value-type="percentage" office:value="0.003">
            <text:p>0,30%</text:p>
          </table:table-cell>
          <table:table-cell office:value-type="percentage" office:value="0.0007">
            <text:p>0,07%</text:p>
          </table:table-cell>
          <table:table-cell office:value-type="float" office:value="40">
            <text:p>40</text:p>
          </table:table-cell>
          <table:table-cell office:value-type="float" office:value="156">
            <text:p>156</text:p>
          </table:table-cell>
          <table:table-cell office:value-type="float" office:value="6">
            <text:p>6</text:p>
          </table:table-cell>
          <table:table-cell office:value-type="float" office:value="163">
            <text:p>163</text:p>
          </table:table-cell>
          <table:table-cell table:number-columns-repeated="2"/>
        </table:table-row>
        <table:table-row table:style-name="ro1">
          <table:table-cell office:value-type="percentage" office:value="0.52">
            <text:p>52,00%</text:p>
          </table:table-cell>
          <table:table-cell office:value-type="percentage" office:value="0.1945">
            <text:p>19,45%</text:p>
          </table:table-cell>
          <table:table-cell office:value-type="percentage" office:value="0.003">
            <text:p>0,30%</text:p>
          </table:table-cell>
          <table:table-cell office:value-type="percentage" office:value="0.0007">
            <text:p>0,07%</text:p>
          </table:table-cell>
          <table:table-cell office:value-type="float" office:value="40">
            <text:p>40</text:p>
          </table:table-cell>
          <table:table-cell office:value-type="float" office:value="159">
            <text:p>159</text:p>
          </table:table-cell>
          <table:table-cell office:value-type="float" office:value="6">
            <text:p>6</text:p>
          </table:table-cell>
          <table:table-cell office:value-type="float" office:value="163">
            <text:p>163</text:p>
          </table:table-cell>
          <table:table-cell table:number-columns-repeated="2"/>
        </table:table-row>
        <table:table-row table:style-name="ro1">
          <table:table-cell office:value-type="percentage" office:value="0.53">
            <text:p>53,00%</text:p>
          </table:table-cell>
          <table:table-cell office:value-type="percentage" office:value="0.1954">
            <text:p>19,54%</text:p>
          </table:table-cell>
          <table:table-cell office:value-type="percentage" office:value="0.003">
            <text:p>0,30%</text:p>
          </table:table-cell>
          <table:table-cell office:value-type="percentage" office:value="0.0007">
            <text:p>0,07%</text:p>
          </table:table-cell>
          <table:table-cell office:value-type="float" office:value="40">
            <text:p>40</text:p>
          </table:table-cell>
          <table:table-cell office:value-type="float" office:value="166">
            <text:p>166</text:p>
          </table:table-cell>
          <table:table-cell office:value-type="float" office:value="6">
            <text:p>6</text:p>
          </table:table-cell>
          <table:table-cell office:value-type="float" office:value="163">
            <text:p>163</text:p>
          </table:table-cell>
          <table:table-cell table:number-columns-repeated="2"/>
        </table:table-row>
        <table:table-row table:style-name="ro1">
          <table:table-cell office:value-type="percentage" office:value="0.54">
            <text:p>54,00%</text:p>
          </table:table-cell>
          <table:table-cell office:value-type="percentage" office:value="0.1944">
            <text:p>19,44%</text:p>
          </table:table-cell>
          <table:table-cell office:value-type="percentage" office:value="0.0029">
            <text:p>0,29%</text:p>
          </table:table-cell>
          <table:table-cell office:value-type="percentage" office:value="0.0007">
            <text:p>0,07%</text:p>
          </table:table-cell>
          <table:table-cell office:value-type="float" office:value="40">
            <text:p>40</text:p>
          </table:table-cell>
          <table:table-cell office:value-type="float" office:value="170">
            <text:p>170</text:p>
          </table:table-cell>
          <table:table-cell office:value-type="float" office:value="6">
            <text:p>6</text:p>
          </table:table-cell>
          <table:table-cell office:value-type="float" office:value="163">
            <text:p>163</text:p>
          </table:table-cell>
          <table:table-cell table:number-columns-repeated="2"/>
        </table:table-row>
        <table:table-row table:style-name="ro1">
          <table:table-cell office:value-type="percentage" office:value="0.55">
            <text:p>55,00%</text:p>
          </table:table-cell>
          <table:table-cell office:value-type="percentage" office:value="0.1946">
            <text:p>19,46%</text:p>
          </table:table-cell>
          <table:table-cell office:value-type="percentage" office:value="0.0029">
            <text:p>0,29%</text:p>
          </table:table-cell>
          <table:table-cell office:value-type="percentage" office:value="0.0007">
            <text:p>0,07%</text:p>
          </table:table-cell>
          <table:table-cell office:value-type="float" office:value="40">
            <text:p>40</text:p>
          </table:table-cell>
          <table:table-cell office:value-type="float" office:value="171">
            <text:p>171</text:p>
          </table:table-cell>
          <table:table-cell office:value-type="float" office:value="6">
            <text:p>6</text:p>
          </table:table-cell>
          <table:table-cell office:value-type="float" office:value="163">
            <text:p>163</text:p>
          </table:table-cell>
          <table:table-cell table:number-columns-repeated="2"/>
        </table:table-row>
        <table:table-row table:style-name="ro1">
          <table:table-cell office:value-type="percentage" office:value="0.56">
            <text:p>56,00%</text:p>
          </table:table-cell>
          <table:table-cell office:value-type="percentage" office:value="0.1953">
            <text:p>19,53%</text:p>
          </table:table-cell>
          <table:table-cell office:value-type="percentage" office:value="0.003">
            <text:p>0,30%</text:p>
          </table:table-cell>
          <table:table-cell office:value-type="percentage" office:value="0.0008">
            <text:p>0,08%</text:p>
          </table:table-cell>
          <table:table-cell office:value-type="float" office:value="40">
            <text:p>40</text:p>
          </table:table-cell>
          <table:table-cell office:value-type="float" office:value="173">
            <text:p>173</text:p>
          </table:table-cell>
          <table:table-cell office:value-type="float" office:value="6">
            <text:p>6</text:p>
          </table:table-cell>
          <table:table-cell office:value-type="float" office:value="163">
            <text:p>163</text:p>
          </table:table-cell>
          <table:table-cell table:number-columns-repeated="2"/>
        </table:table-row>
        <table:table-row table:style-name="ro1">
          <table:table-cell office:value-type="percentage" office:value="0.57">
            <text:p>57,00%</text:p>
          </table:table-cell>
          <table:table-cell office:value-type="percentage" office:value="0.1946">
            <text:p>19,46%</text:p>
          </table:table-cell>
          <table:table-cell office:value-type="percentage" office:value="0.003">
            <text:p>0,30%</text:p>
          </table:table-cell>
          <table:table-cell office:value-type="percentage" office:value="0.0007">
            <text:p>0,07%</text:p>
          </table:table-cell>
          <table:table-cell office:value-type="float" office:value="40">
            <text:p>40</text:p>
          </table:table-cell>
          <table:table-cell office:value-type="float" office:value="174">
            <text:p>174</text:p>
          </table:table-cell>
          <table:table-cell office:value-type="float" office:value="6">
            <text:p>6</text:p>
          </table:table-cell>
          <table:table-cell office:value-type="float" office:value="163">
            <text:p>163</text:p>
          </table:table-cell>
          <table:table-cell table:number-columns-repeated="2"/>
        </table:table-row>
        <table:table-row table:style-name="ro1">
          <table:table-cell office:value-type="percentage" office:value="0.58">
            <text:p>58,00%</text:p>
          </table:table-cell>
          <table:table-cell office:value-type="percentage" office:value="0.195">
            <text:p>19,50%</text:p>
          </table:table-cell>
          <table:table-cell office:value-type="percentage" office:value="0.003">
            <text:p>0,30%</text:p>
          </table:table-cell>
          <table:table-cell office:value-type="percentage" office:value="0.0007">
            <text:p>0,07%</text:p>
          </table:table-cell>
          <table:table-cell office:value-type="float" office:value="40">
            <text:p>40</text:p>
          </table:table-cell>
          <table:table-cell office:value-type="float" office:value="178">
            <text:p>178</text:p>
          </table:table-cell>
          <table:table-cell office:value-type="float" office:value="6">
            <text:p>6</text:p>
          </table:table-cell>
          <table:table-cell office:value-type="float" office:value="163">
            <text:p>163</text:p>
          </table:table-cell>
          <table:table-cell table:number-columns-repeated="2"/>
        </table:table-row>
        <table:table-row table:style-name="ro1">
          <table:table-cell office:value-type="percentage" office:value="0.59">
            <text:p>59,00%</text:p>
          </table:table-cell>
          <table:table-cell office:value-type="percentage" office:value="0.1966">
            <text:p>19,66%</text:p>
          </table:table-cell>
          <table:table-cell office:value-type="percentage" office:value="0.0029">
            <text:p>0,29%</text:p>
          </table:table-cell>
          <table:table-cell office:value-type="percentage" office:value="0.0007">
            <text:p>0,07%</text:p>
          </table:table-cell>
          <table:table-cell office:value-type="float" office:value="40">
            <text:p>40</text:p>
          </table:table-cell>
          <table:table-cell office:value-type="float" office:value="183">
            <text:p>183</text:p>
          </table:table-cell>
          <table:table-cell office:value-type="float" office:value="6">
            <text:p>6</text:p>
          </table:table-cell>
          <table:table-cell office:value-type="float" office:value="163">
            <text:p>163</text:p>
          </table:table-cell>
          <table:table-cell table:number-columns-repeated="2"/>
        </table:table-row>
        <table:table-row table:style-name="ro1">
          <table:table-cell office:value-type="percentage" office:value="0.6">
            <text:p>60,00%</text:p>
          </table:table-cell>
          <table:table-cell office:value-type="percentage" office:value="0.1977">
            <text:p>19,77%</text:p>
          </table:table-cell>
          <table:table-cell office:value-type="percentage" office:value="0.0029">
            <text:p>0,29%</text:p>
          </table:table-cell>
          <table:table-cell office:value-type="percentage" office:value="0.0007">
            <text:p>0,07%</text:p>
          </table:table-cell>
          <table:table-cell office:value-type="float" office:value="40">
            <text:p>40</text:p>
          </table:table-cell>
          <table:table-cell office:value-type="float" office:value="187">
            <text:p>187</text:p>
          </table:table-cell>
          <table:table-cell office:value-type="float" office:value="6">
            <text:p>6</text:p>
          </table:table-cell>
          <table:table-cell office:value-type="float" office:value="163">
            <text:p>163</text:p>
          </table:table-cell>
          <table:table-cell table:number-columns-repeated="2"/>
        </table:table-row>
        <table:table-row table:style-name="ro1">
          <table:table-cell office:value-type="percentage" office:value="0.61">
            <text:p>61,00%</text:p>
          </table:table-cell>
          <table:table-cell office:value-type="percentage" office:value="0.1976">
            <text:p>19,76%</text:p>
          </table:table-cell>
          <table:table-cell office:value-type="percentage" office:value="0.0029">
            <text:p>0,29%</text:p>
          </table:table-cell>
          <table:table-cell office:value-type="percentage" office:value="0.0007">
            <text:p>0,07%</text:p>
          </table:table-cell>
          <table:table-cell office:value-type="float" office:value="40">
            <text:p>40</text:p>
          </table:table-cell>
          <table:table-cell office:value-type="float" office:value="189">
            <text:p>189</text:p>
          </table:table-cell>
          <table:table-cell office:value-type="float" office:value="6">
            <text:p>6</text:p>
          </table:table-cell>
          <table:table-cell office:value-type="float" office:value="163">
            <text:p>163</text:p>
          </table:table-cell>
          <table:table-cell table:number-columns-repeated="2"/>
        </table:table-row>
        <table:table-row table:style-name="ro1">
          <table:table-cell office:value-type="percentage" office:value="0.62">
            <text:p>62,00%</text:p>
          </table:table-cell>
          <table:table-cell office:value-type="percentage" office:value="0.1986">
            <text:p>19,86%</text:p>
          </table:table-cell>
          <table:table-cell office:value-type="percentage" office:value="0.0029">
            <text:p>0,29%</text:p>
          </table:table-cell>
          <table:table-cell office:value-type="percentage" office:value="0.0007">
            <text:p>0,07%</text:p>
          </table:table-cell>
          <table:table-cell office:value-type="float" office:value="40">
            <text:p>40</text:p>
          </table:table-cell>
          <table:table-cell office:value-type="float" office:value="190">
            <text:p>190</text:p>
          </table:table-cell>
          <table:table-cell office:value-type="float" office:value="6">
            <text:p>6</text:p>
          </table:table-cell>
          <table:table-cell office:value-type="float" office:value="163">
            <text:p>163</text:p>
          </table:table-cell>
          <table:table-cell table:number-columns-repeated="2"/>
        </table:table-row>
        <table:table-row table:style-name="ro1">
          <table:table-cell office:value-type="percentage" office:value="0.63">
            <text:p>63,00%</text:p>
          </table:table-cell>
          <table:table-cell office:value-type="percentage" office:value="0.1982">
            <text:p>19,82%</text:p>
          </table:table-cell>
          <table:table-cell office:value-type="percentage" office:value="0.0029">
            <text:p>0,29%</text:p>
          </table:table-cell>
          <table:table-cell office:value-type="percentage" office:value="0.0007">
            <text:p>0,07%</text:p>
          </table:table-cell>
          <table:table-cell office:value-type="float" office:value="40">
            <text:p>40</text:p>
          </table:table-cell>
          <table:table-cell office:value-type="float" office:value="193">
            <text:p>193</text:p>
          </table:table-cell>
          <table:table-cell office:value-type="float" office:value="6">
            <text:p>6</text:p>
          </table:table-cell>
          <table:table-cell office:value-type="float" office:value="163">
            <text:p>163</text:p>
          </table:table-cell>
          <table:table-cell table:number-columns-repeated="2"/>
        </table:table-row>
        <table:table-row table:style-name="ro1">
          <table:table-cell office:value-type="percentage" office:value="0.64">
            <text:p>64,00%</text:p>
          </table:table-cell>
          <table:table-cell office:value-type="percentage" office:value="0.1981">
            <text:p>19,81%</text:p>
          </table:table-cell>
          <table:table-cell office:value-type="percentage" office:value="0.0029">
            <text:p>0,29%</text:p>
          </table:table-cell>
          <table:table-cell office:value-type="percentage" office:value="0.0007">
            <text:p>0,07%</text:p>
          </table:table-cell>
          <table:table-cell office:value-type="float" office:value="40">
            <text:p>40</text:p>
          </table:table-cell>
          <table:table-cell office:value-type="float" office:value="195">
            <text:p>195</text:p>
          </table:table-cell>
          <table:table-cell office:value-type="float" office:value="6">
            <text:p>6</text:p>
          </table:table-cell>
          <table:table-cell office:value-type="float" office:value="163">
            <text:p>163</text:p>
          </table:table-cell>
          <table:table-cell table:number-columns-repeated="2"/>
        </table:table-row>
        <table:table-row table:style-name="ro1">
          <table:table-cell office:value-type="percentage" office:value="0.65">
            <text:p>65,00%</text:p>
          </table:table-cell>
          <table:table-cell office:value-type="percentage" office:value="0.1989">
            <text:p>19,89%</text:p>
          </table:table-cell>
          <table:table-cell office:value-type="percentage" office:value="0.0029">
            <text:p>0,29%</text:p>
          </table:table-cell>
          <table:table-cell office:value-type="percentage" office:value="0.0008">
            <text:p>0,08%</text:p>
          </table:table-cell>
          <table:table-cell office:value-type="float" office:value="40">
            <text:p>40</text:p>
          </table:table-cell>
          <table:table-cell office:value-type="float" office:value="199">
            <text:p>199</text:p>
          </table:table-cell>
          <table:table-cell office:value-type="float" office:value="6">
            <text:p>6</text:p>
          </table:table-cell>
          <table:table-cell office:value-type="float" office:value="163">
            <text:p>163</text:p>
          </table:table-cell>
          <table:table-cell table:number-columns-repeated="2"/>
        </table:table-row>
        <table:table-row table:style-name="ro1">
          <table:table-cell office:value-type="percentage" office:value="0.66">
            <text:p>66,00%</text:p>
          </table:table-cell>
          <table:table-cell office:value-type="percentage" office:value="0.1984">
            <text:p>19,84%</text:p>
          </table:table-cell>
          <table:table-cell office:value-type="percentage" office:value="0.0029">
            <text:p>0,29%</text:p>
          </table:table-cell>
          <table:table-cell office:value-type="percentage" office:value="0.0008">
            <text:p>0,08%</text:p>
          </table:table-cell>
          <table:table-cell office:value-type="float" office:value="40">
            <text:p>40</text:p>
          </table:table-cell>
          <table:table-cell office:value-type="float" office:value="203">
            <text:p>203</text:p>
          </table:table-cell>
          <table:table-cell office:value-type="float" office:value="6">
            <text:p>6</text:p>
          </table:table-cell>
          <table:table-cell office:value-type="float" office:value="163">
            <text:p>163</text:p>
          </table:table-cell>
          <table:table-cell table:number-columns-repeated="2"/>
        </table:table-row>
        <table:table-row table:style-name="ro1">
          <table:table-cell office:value-type="percentage" office:value="0.67">
            <text:p>67,00%</text:p>
          </table:table-cell>
          <table:table-cell office:value-type="percentage" office:value="0.199">
            <text:p>19,90%</text:p>
          </table:table-cell>
          <table:table-cell office:value-type="percentage" office:value="0.0029">
            <text:p>0,29%</text:p>
          </table:table-cell>
          <table:table-cell office:value-type="percentage" office:value="0.0008">
            <text:p>0,08%</text:p>
          </table:table-cell>
          <table:table-cell office:value-type="float" office:value="40">
            <text:p>40</text:p>
          </table:table-cell>
          <table:table-cell office:value-type="float" office:value="208">
            <text:p>208</text:p>
          </table:table-cell>
          <table:table-cell office:value-type="float" office:value="6">
            <text:p>6</text:p>
          </table:table-cell>
          <table:table-cell office:value-type="float" office:value="163">
            <text:p>163</text:p>
          </table:table-cell>
          <table:table-cell table:number-columns-repeated="2"/>
        </table:table-row>
        <table:table-row table:style-name="ro1">
          <table:table-cell office:value-type="percentage" office:value="0.68">
            <text:p>68,00%</text:p>
          </table:table-cell>
          <table:table-cell office:value-type="percentage" office:value="0.1984">
            <text:p>19,84%</text:p>
          </table:table-cell>
          <table:table-cell office:value-type="percentage" office:value="0.0029">
            <text:p>0,29%</text:p>
          </table:table-cell>
          <table:table-cell office:value-type="percentage" office:value="0.0008">
            <text:p>0,08%</text:p>
          </table:table-cell>
          <table:table-cell office:value-type="float" office:value="40">
            <text:p>40</text:p>
          </table:table-cell>
          <table:table-cell office:value-type="float" office:value="210">
            <text:p>210</text:p>
          </table:table-cell>
          <table:table-cell office:value-type="float" office:value="6">
            <text:p>6</text:p>
          </table:table-cell>
          <table:table-cell office:value-type="float" office:value="163">
            <text:p>163</text:p>
          </table:table-cell>
          <table:table-cell table:number-columns-repeated="2"/>
        </table:table-row>
        <table:table-row table:style-name="ro1">
          <table:table-cell office:value-type="percentage" office:value="0.69">
            <text:p>69,00%</text:p>
          </table:table-cell>
          <table:table-cell office:value-type="percentage" office:value="0.1992">
            <text:p>19,92%</text:p>
          </table:table-cell>
          <table:table-cell office:value-type="percentage" office:value="0.0029">
            <text:p>0,29%</text:p>
          </table:table-cell>
          <table:table-cell office:value-type="percentage" office:value="0.0008">
            <text:p>0,08%</text:p>
          </table:table-cell>
          <table:table-cell office:value-type="float" office:value="40">
            <text:p>40</text:p>
          </table:table-cell>
          <table:table-cell office:value-type="float" office:value="214">
            <text:p>214</text:p>
          </table:table-cell>
          <table:table-cell office:value-type="float" office:value="6">
            <text:p>6</text:p>
          </table:table-cell>
          <table:table-cell office:value-type="float" office:value="163">
            <text:p>163</text:p>
          </table:table-cell>
          <table:table-cell table:number-columns-repeated="2"/>
        </table:table-row>
        <table:table-row table:style-name="ro1">
          <table:table-cell office:value-type="percentage" office:value="0.7">
            <text:p>70,00%</text:p>
          </table:table-cell>
          <table:table-cell office:value-type="percentage" office:value="0.1991">
            <text:p>19,91%</text:p>
          </table:table-cell>
          <table:table-cell office:value-type="percentage" office:value="0.0029">
            <text:p>0,29%</text:p>
          </table:table-cell>
          <table:table-cell office:value-type="percentage" office:value="0.0007">
            <text:p>0,07%</text:p>
          </table:table-cell>
          <table:table-cell office:value-type="float" office:value="40">
            <text:p>40</text:p>
          </table:table-cell>
          <table:table-cell office:value-type="float" office:value="217">
            <text:p>217</text:p>
          </table:table-cell>
          <table:table-cell office:value-type="float" office:value="6">
            <text:p>6</text:p>
          </table:table-cell>
          <table:table-cell office:value-type="float" office:value="163">
            <text:p>163</text:p>
          </table:table-cell>
          <table:table-cell table:number-columns-repeated="2"/>
        </table:table-row>
        <table:table-row table:style-name="ro1">
          <table:table-cell office:value-type="percentage" office:value="0.71">
            <text:p>71,00%</text:p>
          </table:table-cell>
          <table:table-cell office:value-type="percentage" office:value="0.1981">
            <text:p>19,81%</text:p>
          </table:table-cell>
          <table:table-cell office:value-type="percentage" office:value="0.0029">
            <text:p>0,29%</text:p>
          </table:table-cell>
          <table:table-cell office:value-type="percentage" office:value="0.0007">
            <text:p>0,07%</text:p>
          </table:table-cell>
          <table:table-cell office:value-type="float" office:value="40">
            <text:p>40</text:p>
          </table:table-cell>
          <table:table-cell office:value-type="float" office:value="219">
            <text:p>219</text:p>
          </table:table-cell>
          <table:table-cell office:value-type="float" office:value="6">
            <text:p>6</text:p>
          </table:table-cell>
          <table:table-cell office:value-type="float" office:value="163">
            <text:p>163</text:p>
          </table:table-cell>
          <table:table-cell table:number-columns-repeated="2"/>
        </table:table-row>
        <table:table-row table:style-name="ro1">
          <table:table-cell office:value-type="percentage" office:value="0.72">
            <text:p>72,00%</text:p>
          </table:table-cell>
          <table:table-cell office:value-type="percentage" office:value="0.1984">
            <text:p>19,84%</text:p>
          </table:table-cell>
          <table:table-cell office:value-type="percentage" office:value="0.0029">
            <text:p>0,29%</text:p>
          </table:table-cell>
          <table:table-cell office:value-type="percentage" office:value="0.0007">
            <text:p>0,07%</text:p>
          </table:table-cell>
          <table:table-cell office:value-type="float" office:value="40">
            <text:p>40</text:p>
          </table:table-cell>
          <table:table-cell office:value-type="float" office:value="222">
            <text:p>222</text:p>
          </table:table-cell>
          <table:table-cell office:value-type="float" office:value="6">
            <text:p>6</text:p>
          </table:table-cell>
          <table:table-cell office:value-type="float" office:value="163">
            <text:p>163</text:p>
          </table:table-cell>
          <table:table-cell table:number-columns-repeated="2"/>
        </table:table-row>
        <table:table-row table:style-name="ro1">
          <table:table-cell office:value-type="percentage" office:value="0.73">
            <text:p>73,00%</text:p>
          </table:table-cell>
          <table:table-cell office:value-type="percentage" office:value="0.1976">
            <text:p>19,76%</text:p>
          </table:table-cell>
          <table:table-cell office:value-type="percentage" office:value="0.0029">
            <text:p>0,29%</text:p>
          </table:table-cell>
          <table:table-cell office:value-type="percentage" office:value="0.0008">
            <text:p>0,08%</text:p>
          </table:table-cell>
          <table:table-cell office:value-type="float" office:value="40">
            <text:p>40</text:p>
          </table:table-cell>
          <table:table-cell office:value-type="float" office:value="222">
            <text:p>222</text:p>
          </table:table-cell>
          <table:table-cell office:value-type="float" office:value="6">
            <text:p>6</text:p>
          </table:table-cell>
          <table:table-cell office:value-type="float" office:value="163">
            <text:p>163</text:p>
          </table:table-cell>
          <table:table-cell table:number-columns-repeated="2"/>
        </table:table-row>
        <table:table-row table:style-name="ro1">
          <table:table-cell office:value-type="percentage" office:value="0.74">
            <text:p>74,00%</text:p>
          </table:table-cell>
          <table:table-cell office:value-type="percentage" office:value="0.1973">
            <text:p>19,73%</text:p>
          </table:table-cell>
          <table:table-cell office:value-type="percentage" office:value="0.0029">
            <text:p>0,29%</text:p>
          </table:table-cell>
          <table:table-cell office:value-type="percentage" office:value="0.0008">
            <text:p>0,08%</text:p>
          </table:table-cell>
          <table:table-cell office:value-type="float" office:value="40">
            <text:p>40</text:p>
          </table:table-cell>
          <table:table-cell office:value-type="float" office:value="224">
            <text:p>224</text:p>
          </table:table-cell>
          <table:table-cell office:value-type="float" office:value="6">
            <text:p>6</text:p>
          </table:table-cell>
          <table:table-cell office:value-type="float" office:value="163">
            <text:p>163</text:p>
          </table:table-cell>
          <table:table-cell table:number-columns-repeated="2"/>
        </table:table-row>
        <table:table-row table:style-name="ro1">
          <table:table-cell office:value-type="percentage" office:value="0.75">
            <text:p>75,00%</text:p>
          </table:table-cell>
          <table:table-cell office:value-type="percentage" office:value="0.1962">
            <text:p>19,62%</text:p>
          </table:table-cell>
          <table:table-cell office:value-type="percentage" office:value="0.0029">
            <text:p>0,29%</text:p>
          </table:table-cell>
          <table:table-cell office:value-type="percentage" office:value="0.0007">
            <text:p>0,07%</text:p>
          </table:table-cell>
          <table:table-cell office:value-type="float" office:value="40">
            <text:p>40</text:p>
          </table:table-cell>
          <table:table-cell office:value-type="float" office:value="226">
            <text:p>226</text:p>
          </table:table-cell>
          <table:table-cell office:value-type="float" office:value="6">
            <text:p>6</text:p>
          </table:table-cell>
          <table:table-cell office:value-type="float" office:value="163">
            <text:p>163</text:p>
          </table:table-cell>
          <table:table-cell table:number-columns-repeated="2"/>
        </table:table-row>
        <table:table-row table:style-name="ro1">
          <table:table-cell office:value-type="percentage" office:value="0.76">
            <text:p>76,00%</text:p>
          </table:table-cell>
          <table:table-cell office:value-type="percentage" office:value="0.1966">
            <text:p>19,66%</text:p>
          </table:table-cell>
          <table:table-cell office:value-type="percentage" office:value="0.0029">
            <text:p>0,29%</text:p>
          </table:table-cell>
          <table:table-cell office:value-type="percentage" office:value="0.0007">
            <text:p>0,07%</text:p>
          </table:table-cell>
          <table:table-cell office:value-type="float" office:value="40">
            <text:p>40</text:p>
          </table:table-cell>
          <table:table-cell office:value-type="float" office:value="227">
            <text:p>227</text:p>
          </table:table-cell>
          <table:table-cell office:value-type="float" office:value="6">
            <text:p>6</text:p>
          </table:table-cell>
          <table:table-cell office:value-type="float" office:value="163">
            <text:p>163</text:p>
          </table:table-cell>
          <table:table-cell table:number-columns-repeated="2"/>
        </table:table-row>
        <table:table-row table:style-name="ro1">
          <table:table-cell office:value-type="percentage" office:value="0.77">
            <text:p>77,00%</text:p>
          </table:table-cell>
          <table:table-cell office:value-type="percentage" office:value="0.1971">
            <text:p>19,71%</text:p>
          </table:table-cell>
          <table:table-cell office:value-type="percentage" office:value="0.0029">
            <text:p>0,29%</text:p>
          </table:table-cell>
          <table:table-cell office:value-type="percentage" office:value="0.0008">
            <text:p>0,08%</text:p>
          </table:table-cell>
          <table:table-cell office:value-type="float" office:value="40">
            <text:p>40</text:p>
          </table:table-cell>
          <table:table-cell office:value-type="float" office:value="230">
            <text:p>230</text:p>
          </table:table-cell>
          <table:table-cell office:value-type="float" office:value="6">
            <text:p>6</text:p>
          </table:table-cell>
          <table:table-cell office:value-type="float" office:value="163">
            <text:p>163</text:p>
          </table:table-cell>
          <table:table-cell table:number-columns-repeated="2"/>
        </table:table-row>
        <table:table-row table:style-name="ro1">
          <table:table-cell office:value-type="percentage" office:value="0.78">
            <text:p>78,00%</text:p>
          </table:table-cell>
          <table:table-cell office:value-type="percentage" office:value="0.1965">
            <text:p>19,65%</text:p>
          </table:table-cell>
          <table:table-cell office:value-type="percentage" office:value="0.0029">
            <text:p>0,29%</text:p>
          </table:table-cell>
          <table:table-cell office:value-type="percentage" office:value="0.0008">
            <text:p>0,08%</text:p>
          </table:table-cell>
          <table:table-cell office:value-type="float" office:value="40">
            <text:p>40</text:p>
          </table:table-cell>
          <table:table-cell office:value-type="float" office:value="231">
            <text:p>231</text:p>
          </table:table-cell>
          <table:table-cell office:value-type="float" office:value="6">
            <text:p>6</text:p>
          </table:table-cell>
          <table:table-cell office:value-type="float" office:value="163">
            <text:p>163</text:p>
          </table:table-cell>
          <table:table-cell table:number-columns-repeated="2"/>
        </table:table-row>
        <table:table-row table:style-name="ro1">
          <table:table-cell office:value-type="percentage" office:value="0.79">
            <text:p>79,00%</text:p>
          </table:table-cell>
          <table:table-cell office:value-type="percentage" office:value="0.1965">
            <text:p>19,65%</text:p>
          </table:table-cell>
          <table:table-cell office:value-type="percentage" office:value="0.0029">
            <text:p>0,29%</text:p>
          </table:table-cell>
          <table:table-cell office:value-type="percentage" office:value="0.0008">
            <text:p>0,08%</text:p>
          </table:table-cell>
          <table:table-cell office:value-type="float" office:value="40">
            <text:p>40</text:p>
          </table:table-cell>
          <table:table-cell office:value-type="float" office:value="234">
            <text:p>234</text:p>
          </table:table-cell>
          <table:table-cell office:value-type="float" office:value="6">
            <text:p>6</text:p>
          </table:table-cell>
          <table:table-cell office:value-type="float" office:value="163">
            <text:p>163</text:p>
          </table:table-cell>
          <table:table-cell table:number-columns-repeated="2"/>
        </table:table-row>
        <table:table-row table:style-name="ro1">
          <table:table-cell office:value-type="percentage" office:value="0.8">
            <text:p>80,00%</text:p>
          </table:table-cell>
          <table:table-cell office:value-type="percentage" office:value="0.1971">
            <text:p>19,71%</text:p>
          </table:table-cell>
          <table:table-cell office:value-type="percentage" office:value="0.0029">
            <text:p>0,29%</text:p>
          </table:table-cell>
          <table:table-cell office:value-type="percentage" office:value="0.0008">
            <text:p>0,08%</text:p>
          </table:table-cell>
          <table:table-cell office:value-type="float" office:value="40">
            <text:p>40</text:p>
          </table:table-cell>
          <table:table-cell office:value-type="float" office:value="236">
            <text:p>236</text:p>
          </table:table-cell>
          <table:table-cell office:value-type="float" office:value="6">
            <text:p>6</text:p>
          </table:table-cell>
          <table:table-cell office:value-type="float" office:value="163">
            <text:p>163</text:p>
          </table:table-cell>
          <table:table-cell table:number-columns-repeated="2"/>
        </table:table-row>
        <table:table-row table:style-name="ro1">
          <table:table-cell office:value-type="percentage" office:value="0.81">
            <text:p>81,00%</text:p>
          </table:table-cell>
          <table:table-cell office:value-type="percentage" office:value="0.1973">
            <text:p>19,73%</text:p>
          </table:table-cell>
          <table:table-cell office:value-type="percentage" office:value="0.0029">
            <text:p>0,29%</text:p>
          </table:table-cell>
          <table:table-cell office:value-type="percentage" office:value="0.0008">
            <text:p>0,08%</text:p>
          </table:table-cell>
          <table:table-cell office:value-type="float" office:value="40">
            <text:p>40</text:p>
          </table:table-cell>
          <table:table-cell office:value-type="float" office:value="240">
            <text:p>240</text:p>
          </table:table-cell>
          <table:table-cell office:value-type="float" office:value="6">
            <text:p>6</text:p>
          </table:table-cell>
          <table:table-cell office:value-type="float" office:value="163">
            <text:p>163</text:p>
          </table:table-cell>
          <table:table-cell table:number-columns-repeated="2"/>
        </table:table-row>
        <table:table-row table:style-name="ro1">
          <table:table-cell office:value-type="percentage" office:value="0.82">
            <text:p>82,00%</text:p>
          </table:table-cell>
          <table:table-cell office:value-type="percentage" office:value="0.1973">
            <text:p>19,73%</text:p>
          </table:table-cell>
          <table:table-cell office:value-type="percentage" office:value="0.0029">
            <text:p>0,29%</text:p>
          </table:table-cell>
          <table:table-cell office:value-type="percentage" office:value="0.0008">
            <text:p>0,08%</text:p>
          </table:table-cell>
          <table:table-cell office:value-type="float" office:value="40">
            <text:p>40</text:p>
          </table:table-cell>
          <table:table-cell office:value-type="float" office:value="242">
            <text:p>242</text:p>
          </table:table-cell>
          <table:table-cell office:value-type="float" office:value="6">
            <text:p>6</text:p>
          </table:table-cell>
          <table:table-cell office:value-type="float" office:value="163">
            <text:p>163</text:p>
          </table:table-cell>
          <table:table-cell table:number-columns-repeated="2"/>
        </table:table-row>
        <table:table-row table:style-name="ro1">
          <table:table-cell office:value-type="percentage" office:value="0.83">
            <text:p>83,00%</text:p>
          </table:table-cell>
          <table:table-cell office:value-type="percentage" office:value="0.1975">
            <text:p>19,75%</text:p>
          </table:table-cell>
          <table:table-cell office:value-type="percentage" office:value="0.0029">
            <text:p>0,29%</text:p>
          </table:table-cell>
          <table:table-cell office:value-type="percentage" office:value="0.0008">
            <text:p>0,08%</text:p>
          </table:table-cell>
          <table:table-cell office:value-type="float" office:value="40">
            <text:p>40</text:p>
          </table:table-cell>
          <table:table-cell office:value-type="float" office:value="246">
            <text:p>246</text:p>
          </table:table-cell>
          <table:table-cell office:value-type="float" office:value="6">
            <text:p>6</text:p>
          </table:table-cell>
          <table:table-cell office:value-type="float" office:value="164">
            <text:p>164</text:p>
          </table:table-cell>
          <table:table-cell table:number-columns-repeated="2"/>
        </table:table-row>
        <table:table-row table:style-name="ro1">
          <table:table-cell office:value-type="percentage" office:value="0.84">
            <text:p>84,00%</text:p>
          </table:table-cell>
          <table:table-cell office:value-type="percentage" office:value="0.1966">
            <text:p>19,66%</text:p>
          </table:table-cell>
          <table:table-cell office:value-type="percentage" office:value="0.0029">
            <text:p>0,29%</text:p>
          </table:table-cell>
          <table:table-cell office:value-type="percentage" office:value="0.0008">
            <text:p>0,08%</text:p>
          </table:table-cell>
          <table:table-cell office:value-type="float" office:value="40">
            <text:p>40</text:p>
          </table:table-cell>
          <table:table-cell office:value-type="float" office:value="249">
            <text:p>249</text:p>
          </table:table-cell>
          <table:table-cell office:value-type="float" office:value="6">
            <text:p>6</text:p>
          </table:table-cell>
          <table:table-cell office:value-type="float" office:value="164">
            <text:p>164</text:p>
          </table:table-cell>
          <table:table-cell table:number-columns-repeated="2"/>
        </table:table-row>
        <table:table-row table:style-name="ro1">
          <table:table-cell office:value-type="percentage" office:value="0.85">
            <text:p>85,00%</text:p>
          </table:table-cell>
          <table:table-cell office:value-type="percentage" office:value="0.1969">
            <text:p>19,69%</text:p>
          </table:table-cell>
          <table:table-cell office:value-type="percentage" office:value="0.0029">
            <text:p>0,29%</text:p>
          </table:table-cell>
          <table:table-cell office:value-type="percentage" office:value="0.0008">
            <text:p>0,08%</text:p>
          </table:table-cell>
          <table:table-cell office:value-type="float" office:value="40">
            <text:p>40</text:p>
          </table:table-cell>
          <table:table-cell office:value-type="float" office:value="254">
            <text:p>254</text:p>
          </table:table-cell>
          <table:table-cell office:value-type="float" office:value="6">
            <text:p>6</text:p>
          </table:table-cell>
          <table:table-cell office:value-type="float" office:value="164">
            <text:p>164</text:p>
          </table:table-cell>
          <table:table-cell table:number-columns-repeated="2"/>
        </table:table-row>
        <table:table-row table:style-name="ro1">
          <table:table-cell office:value-type="percentage" office:value="0.86">
            <text:p>86,00%</text:p>
          </table:table-cell>
          <table:table-cell office:value-type="percentage" office:value="0.1975">
            <text:p>19,75%</text:p>
          </table:table-cell>
          <table:table-cell office:value-type="percentage" office:value="0.003">
            <text:p>0,30%</text:p>
          </table:table-cell>
          <table:table-cell office:value-type="percentage" office:value="0.0008">
            <text:p>0,08%</text:p>
          </table:table-cell>
          <table:table-cell office:value-type="float" office:value="40">
            <text:p>40</text:p>
          </table:table-cell>
          <table:table-cell office:value-type="float" office:value="256">
            <text:p>256</text:p>
          </table:table-cell>
          <table:table-cell office:value-type="float" office:value="6">
            <text:p>6</text:p>
          </table:table-cell>
          <table:table-cell office:value-type="float" office:value="164">
            <text:p>164</text:p>
          </table:table-cell>
          <table:table-cell table:number-columns-repeated="2"/>
        </table:table-row>
        <table:table-row table:style-name="ro1">
          <table:table-cell office:value-type="percentage" office:value="0.87">
            <text:p>87,00%</text:p>
          </table:table-cell>
          <table:table-cell office:value-type="percentage" office:value="0.198">
            <text:p>19,80%</text:p>
          </table:table-cell>
          <table:table-cell office:value-type="percentage" office:value="0.003">
            <text:p>0,30%</text:p>
          </table:table-cell>
          <table:table-cell office:value-type="percentage" office:value="0.0008">
            <text:p>0,08%</text:p>
          </table:table-cell>
          <table:table-cell office:value-type="float" office:value="40">
            <text:p>40</text:p>
          </table:table-cell>
          <table:table-cell office:value-type="float" office:value="259">
            <text:p>259</text:p>
          </table:table-cell>
          <table:table-cell office:value-type="float" office:value="6">
            <text:p>6</text:p>
          </table:table-cell>
          <table:table-cell office:value-type="float" office:value="164">
            <text:p>164</text:p>
          </table:table-cell>
          <table:table-cell table:number-columns-repeated="2"/>
        </table:table-row>
        <table:table-row table:style-name="ro1">
          <table:table-cell office:value-type="percentage" office:value="0.88">
            <text:p>88,00%</text:p>
          </table:table-cell>
          <table:table-cell office:value-type="percentage" office:value="0.1984">
            <text:p>19,84%</text:p>
          </table:table-cell>
          <table:table-cell office:value-type="percentage" office:value="0.003">
            <text:p>0,30%</text:p>
          </table:table-cell>
          <table:table-cell office:value-type="percentage" office:value="0.0008">
            <text:p>0,08%</text:p>
          </table:table-cell>
          <table:table-cell office:value-type="float" office:value="40">
            <text:p>40</text:p>
          </table:table-cell>
          <table:table-cell office:value-type="float" office:value="263">
            <text:p>263</text:p>
          </table:table-cell>
          <table:table-cell office:value-type="float" office:value="6">
            <text:p>6</text:p>
          </table:table-cell>
          <table:table-cell office:value-type="float" office:value="164">
            <text:p>164</text:p>
          </table:table-cell>
          <table:table-cell table:number-columns-repeated="2"/>
        </table:table-row>
        <table:table-row table:style-name="ro1">
          <table:table-cell office:value-type="percentage" office:value="0.89">
            <text:p>89,00%</text:p>
          </table:table-cell>
          <table:table-cell office:value-type="percentage" office:value="0.1983">
            <text:p>19,83%</text:p>
          </table:table-cell>
          <table:table-cell office:value-type="percentage" office:value="0.003">
            <text:p>0,30%</text:p>
          </table:table-cell>
          <table:table-cell office:value-type="percentage" office:value="0.0008">
            <text:p>0,08%</text:p>
          </table:table-cell>
          <table:table-cell office:value-type="float" office:value="40">
            <text:p>40</text:p>
          </table:table-cell>
          <table:table-cell office:value-type="float" office:value="267">
            <text:p>267</text:p>
          </table:table-cell>
          <table:table-cell office:value-type="float" office:value="6">
            <text:p>6</text:p>
          </table:table-cell>
          <table:table-cell office:value-type="float" office:value="164">
            <text:p>164</text:p>
          </table:table-cell>
          <table:table-cell table:number-columns-repeated="2"/>
        </table:table-row>
        <table:table-row table:style-name="ro1">
          <table:table-cell office:value-type="percentage" office:value="0.9">
            <text:p>90,00%</text:p>
          </table:table-cell>
          <table:table-cell office:value-type="percentage" office:value="0.1974">
            <text:p>19,74%</text:p>
          </table:table-cell>
          <table:table-cell office:value-type="percentage" office:value="0.003">
            <text:p>0,30%</text:p>
          </table:table-cell>
          <table:table-cell office:value-type="percentage" office:value="0.0008">
            <text:p>0,08%</text:p>
          </table:table-cell>
          <table:table-cell office:value-type="float" office:value="40">
            <text:p>40</text:p>
          </table:table-cell>
          <table:table-cell office:value-type="float" office:value="271">
            <text:p>271</text:p>
          </table:table-cell>
          <table:table-cell office:value-type="float" office:value="6">
            <text:p>6</text:p>
          </table:table-cell>
          <table:table-cell office:value-type="float" office:value="164">
            <text:p>164</text:p>
          </table:table-cell>
          <table:table-cell table:number-columns-repeated="2"/>
        </table:table-row>
        <table:table-row table:style-name="ro1">
          <table:table-cell office:value-type="percentage" office:value="0.91">
            <text:p>91,00%</text:p>
          </table:table-cell>
          <table:table-cell office:value-type="percentage" office:value="0.1968">
            <text:p>19,68%</text:p>
          </table:table-cell>
          <table:table-cell office:value-type="percentage" office:value="0.003">
            <text:p>0,30%</text:p>
          </table:table-cell>
          <table:table-cell office:value-type="percentage" office:value="0.0008">
            <text:p>0,08%</text:p>
          </table:table-cell>
          <table:table-cell office:value-type="float" office:value="40">
            <text:p>40</text:p>
          </table:table-cell>
          <table:table-cell office:value-type="float" office:value="274">
            <text:p>274</text:p>
          </table:table-cell>
          <table:table-cell office:value-type="float" office:value="6">
            <text:p>6</text:p>
          </table:table-cell>
          <table:table-cell office:value-type="float" office:value="164">
            <text:p>164</text:p>
          </table:table-cell>
          <table:table-cell table:number-columns-repeated="2"/>
        </table:table-row>
        <table:table-row table:style-name="ro1">
          <table:table-cell office:value-type="percentage" office:value="0.92">
            <text:p>92,00%</text:p>
          </table:table-cell>
          <table:table-cell office:value-type="percentage" office:value="0.1963">
            <text:p>19,63%</text:p>
          </table:table-cell>
          <table:table-cell office:value-type="percentage" office:value="0.003">
            <text:p>0,30%</text:p>
          </table:table-cell>
          <table:table-cell office:value-type="percentage" office:value="0.0007">
            <text:p>0,07%</text:p>
          </table:table-cell>
          <table:table-cell office:value-type="float" office:value="40">
            <text:p>40</text:p>
          </table:table-cell>
          <table:table-cell office:value-type="float" office:value="279">
            <text:p>279</text:p>
          </table:table-cell>
          <table:table-cell office:value-type="float" office:value="6">
            <text:p>6</text:p>
          </table:table-cell>
          <table:table-cell office:value-type="float" office:value="164">
            <text:p>164</text:p>
          </table:table-cell>
          <table:table-cell table:number-columns-repeated="2"/>
        </table:table-row>
        <table:table-row table:style-name="ro1">
          <table:table-cell office:value-type="percentage" office:value="0.93">
            <text:p>93,00%</text:p>
          </table:table-cell>
          <table:table-cell office:value-type="percentage" office:value="0.1974">
            <text:p>19,74%</text:p>
          </table:table-cell>
          <table:table-cell office:value-type="percentage" office:value="0.003">
            <text:p>0,30%</text:p>
          </table:table-cell>
          <table:table-cell office:value-type="percentage" office:value="0.0007">
            <text:p>0,07%</text:p>
          </table:table-cell>
          <table:table-cell office:value-type="float" office:value="40">
            <text:p>40</text:p>
          </table:table-cell>
          <table:table-cell office:value-type="float" office:value="285">
            <text:p>285</text:p>
          </table:table-cell>
          <table:table-cell office:value-type="float" office:value="6">
            <text:p>6</text:p>
          </table:table-cell>
          <table:table-cell office:value-type="float" office:value="164">
            <text:p>164</text:p>
          </table:table-cell>
          <table:table-cell table:number-columns-repeated="2"/>
        </table:table-row>
        <table:table-row table:style-name="ro1">
          <table:table-cell office:value-type="percentage" office:value="0.94">
            <text:p>94,00%</text:p>
          </table:table-cell>
          <table:table-cell office:value-type="percentage" office:value="0.1972">
            <text:p>19,72%</text:p>
          </table:table-cell>
          <table:table-cell office:value-type="percentage" office:value="0.003">
            <text:p>0,30%</text:p>
          </table:table-cell>
          <table:table-cell office:value-type="percentage" office:value="0.0007">
            <text:p>0,07%</text:p>
          </table:table-cell>
          <table:table-cell office:value-type="float" office:value="40">
            <text:p>40</text:p>
          </table:table-cell>
          <table:table-cell office:value-type="float" office:value="288">
            <text:p>288</text:p>
          </table:table-cell>
          <table:table-cell office:value-type="float" office:value="6">
            <text:p>6</text:p>
          </table:table-cell>
          <table:table-cell office:value-type="float" office:value="164">
            <text:p>164</text:p>
          </table:table-cell>
          <table:table-cell table:number-columns-repeated="2"/>
        </table:table-row>
        <table:table-row table:style-name="ro1">
          <table:table-cell office:value-type="percentage" office:value="0.95">
            <text:p>95,00%</text:p>
          </table:table-cell>
          <table:table-cell office:value-type="percentage" office:value="0.1984">
            <text:p>19,84%</text:p>
          </table:table-cell>
          <table:table-cell office:value-type="percentage" office:value="0.003">
            <text:p>0,30%</text:p>
          </table:table-cell>
          <table:table-cell office:value-type="percentage" office:value="0.0007">
            <text:p>0,07%</text:p>
          </table:table-cell>
          <table:table-cell office:value-type="float" office:value="41">
            <text:p>41</text:p>
          </table:table-cell>
          <table:table-cell office:value-type="float" office:value="295">
            <text:p>295</text:p>
          </table:table-cell>
          <table:table-cell office:value-type="float" office:value="6">
            <text:p>6</text:p>
          </table:table-cell>
          <table:table-cell office:value-type="float" office:value="164">
            <text:p>164</text:p>
          </table:table-cell>
          <table:table-cell table:number-columns-repeated="2"/>
        </table:table-row>
        <table:table-row table:style-name="ro1">
          <table:table-cell office:value-type="percentage" office:value="0.96">
            <text:p>96,00%</text:p>
          </table:table-cell>
          <table:table-cell office:value-type="percentage" office:value="0.1985">
            <text:p>19,85%</text:p>
          </table:table-cell>
          <table:table-cell office:value-type="percentage" office:value="0.003">
            <text:p>0,30%</text:p>
          </table:table-cell>
          <table:table-cell office:value-type="percentage" office:value="0.0007">
            <text:p>0,07%</text:p>
          </table:table-cell>
          <table:table-cell office:value-type="float" office:value="41">
            <text:p>41</text:p>
          </table:table-cell>
          <table:table-cell office:value-type="float" office:value="302">
            <text:p>302</text:p>
          </table:table-cell>
          <table:table-cell office:value-type="float" office:value="6">
            <text:p>6</text:p>
          </table:table-cell>
          <table:table-cell office:value-type="float" office:value="164">
            <text:p>164</text:p>
          </table:table-cell>
          <table:table-cell table:number-columns-repeated="2"/>
        </table:table-row>
        <table:table-row table:style-name="ro1">
          <table:table-cell office:value-type="percentage" office:value="0.97">
            <text:p>97,00%</text:p>
          </table:table-cell>
          <table:table-cell office:value-type="percentage" office:value="0.1978">
            <text:p>19,78%</text:p>
          </table:table-cell>
          <table:table-cell office:value-type="percentage" office:value="0.003">
            <text:p>0,30%</text:p>
          </table:table-cell>
          <table:table-cell office:value-type="percentage" office:value="0.0007">
            <text:p>0,07%</text:p>
          </table:table-cell>
          <table:table-cell office:value-type="float" office:value="41">
            <text:p>41</text:p>
          </table:table-cell>
          <table:table-cell office:value-type="float" office:value="305">
            <text:p>305</text:p>
          </table:table-cell>
          <table:table-cell office:value-type="float" office:value="6">
            <text:p>6</text:p>
          </table:table-cell>
          <table:table-cell office:value-type="float" office:value="164">
            <text:p>164</text:p>
          </table:table-cell>
          <table:table-cell table:number-columns-repeated="2"/>
        </table:table-row>
        <table:table-row table:style-name="ro1">
          <table:table-cell office:value-type="percentage" office:value="0.98">
            <text:p>98,00%</text:p>
          </table:table-cell>
          <table:table-cell office:value-type="percentage" office:value="0.1984">
            <text:p>19,84%</text:p>
          </table:table-cell>
          <table:table-cell office:value-type="percentage" office:value="0.003">
            <text:p>0,30%</text:p>
          </table:table-cell>
          <table:table-cell office:value-type="percentage" office:value="0.0007">
            <text:p>0,07%</text:p>
          </table:table-cell>
          <table:table-cell office:value-type="float" office:value="41">
            <text:p>41</text:p>
          </table:table-cell>
          <table:table-cell office:value-type="float" office:value="310">
            <text:p>310</text:p>
          </table:table-cell>
          <table:table-cell office:value-type="float" office:value="6">
            <text:p>6</text:p>
          </table:table-cell>
          <table:table-cell office:value-type="float" office:value="164">
            <text:p>164</text:p>
          </table:table-cell>
          <table:table-cell table:number-columns-repeated="2"/>
        </table:table-row>
        <table:table-row table:style-name="ro1">
          <table:table-cell office:value-type="percentage" office:value="0.99">
            <text:p>99,00%</text:p>
          </table:table-cell>
          <table:table-cell office:value-type="percentage" office:value="0.1978">
            <text:p>19,78%</text:p>
          </table:table-cell>
          <table:table-cell office:value-type="percentage" office:value="0.003">
            <text:p>0,30%</text:p>
          </table:table-cell>
          <table:table-cell office:value-type="percentage" office:value="0.0007">
            <text:p>0,07%</text:p>
          </table:table-cell>
          <table:table-cell office:value-type="float" office:value="41">
            <text:p>41</text:p>
          </table:table-cell>
          <table:table-cell office:value-type="float" office:value="311">
            <text:p>311</text:p>
          </table:table-cell>
          <table:table-cell office:value-type="float" office:value="6">
            <text:p>6</text:p>
          </table:table-cell>
          <table:table-cell office:value-type="float" office:value="164">
            <text:p>164</text:p>
          </table:table-cell>
          <table:table-cell table:number-columns-repeated="2"/>
        </table:table-row>
        <table:table-row table:style-name="ro1">
          <table:table-cell office:value-type="percentage" office:value="1">
            <text:p>100,00%</text:p>
          </table:table-cell>
          <table:table-cell office:value-type="percentage" office:value="0.1977">
            <text:p>19,77%</text:p>
          </table:table-cell>
          <table:table-cell office:value-type="percentage" office:value="0.003">
            <text:p>0,30%</text:p>
          </table:table-cell>
          <table:table-cell office:value-type="percentage" office:value="0.0007">
            <text:p>0,07%</text:p>
          </table:table-cell>
          <table:table-cell office:value-type="float" office:value="41">
            <text:p>41</text:p>
          </table:table-cell>
          <table:table-cell office:value-type="float" office:value="313">
            <text:p>313</text:p>
          </table:table-cell>
          <table:table-cell office:value-type="float" office:value="6">
            <text:p>6</text:p>
          </table:table-cell>
          <table:table-cell office:value-type="float" office:value="164">
            <text:p>164</text:p>
          </table:table-cell>
          <table:table-cell table:number-columns-repeated="2"/>
        </table:table-row>
        <table:table-row table:style-name="ro1">
          <table:table-cell office:value-type="percentage" office:value="1">
            <text:p>100,00%</text:p>
          </table:table-cell>
          <table:table-cell office:value-type="percentage" office:value="0.1977">
            <text:p>19,77%</text:p>
          </table:table-cell>
          <table:table-cell office:value-type="percentage" office:value="0.003">
            <text:p>0,30%</text:p>
          </table:table-cell>
          <table:table-cell office:value-type="percentage" office:value="0.0007">
            <text:p>0,07%</text:p>
          </table:table-cell>
          <table:table-cell office:value-type="float" office:value="41">
            <text:p>41</text:p>
          </table:table-cell>
          <table:table-cell office:value-type="float" office:value="313">
            <text:p>313</text:p>
          </table:table-cell>
          <table:table-cell office:value-type="float" office:value="6">
            <text:p>6</text:p>
          </table:table-cell>
          <table:table-cell office:value-type="float" office:value="164">
            <text:p>164</text:p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imbus Roman No9 L" svg:font-family="'Nimbus Roman No9 L', 'Times New Roman'"/>
    <style:font-face style:name="F" svg:font-family="" style:font-family-generic="roman"/>
    <style:font-face style:name="DejaVu Sans Mono" svg:font-family="'DejaVu Sans Mono'" style:font-family-generic="modern" style:font-pitch="fixed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fr" fo:country="BE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fr" fo:country="BE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5-07">07/05/2009</text:date>, <text:time>20:14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09-05-07T20:13:52</dc:date>
    <meta:generator>OpenOffice.org/3.0$Unix OpenOffice.org_project/300m15$Build-9379</meta:generator>
    <meta:document-statistic meta:table-count="1" meta:cell-count="83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spline-order="3" chart:sort-by-x-values="false" chart:right-angled-axes="true"/>
    </style:style>
    <style:style style:name="ch5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6" style:family="chart" style:data-style-name="N11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18.238cm" svg:height="9.688cm" chart:class="chart:line" chart:style-name="ch1">
        <chart:title svg:x="3.655cm" svg:y="0.193cm" chart:style-name="ch2">
          <text:p>Pourcentage de messages réémis avec pertes brutales
</text:p>
        </chart:title>
        <chart:legend chart:legend-position="end" svg:x="15.61cm" svg:y="4.523cm" chart:style-name="ch3"/>
        <chart:plot-area chart:style-name="ch4" table:cell-range-address="Feuille1.B1:Feuille1.B103" chart:data-source-has-labels="row" svg:x="0.364cm" svg:y="1.551cm" svg:width="14.883cm" svg:height="7.751cm"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Feuille1.B2:Feuille1.B103" chart:label-cell-address="Feuille1.B1:Feuille1.B1" chart:class="chart:line">
            <chart:data-point chart:repeated="10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Feuille1.B1:Feuille1.B1">Réémssion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 text:id="Feuille1.B2:Feuille1.B103"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67">
                <text:p>0.01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478">
                <text:p>0.047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038">
                <text:p>0.103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297">
                <text:p>0.129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384">
                <text:p>0.138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481">
                <text:p>0.148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571">
                <text:p>0.157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598">
                <text:p>0.159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656">
                <text:p>0.165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653">
                <text:p>0.165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646">
                <text:p>0.164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629">
                <text:p>0.162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683">
                <text:p>0.168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686">
                <text:p>0.168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698">
                <text:p>0.169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725">
                <text:p>0.17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766">
                <text:p>0.176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1843">
                <text:p>0.184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1826">
                <text:p>0.182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1795">
                <text:p>0.179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1788">
                <text:p>0.178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1775">
                <text:p>0.177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816">
                <text:p>0.181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1831">
                <text:p>0.183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837">
                <text:p>0.183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1856">
                <text:p>0.185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1847">
                <text:p>0.184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1855">
                <text:p>0.185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1891">
                <text:p>0.189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1872">
                <text:p>0.187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1876">
                <text:p>0.187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1888">
                <text:p>0.188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1897">
                <text:p>0.189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1907">
                <text:p>0.190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1911">
                <text:p>0.191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1925">
                <text:p>0.192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1937">
                <text:p>0.193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1946">
                <text:p>0.194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1962">
                <text:p>0.196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1967">
                <text:p>0.196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1972">
                <text:p>0.197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1974">
                <text:p>0.197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1965">
                <text:p>0.196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195">
                <text:p>0.19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1936">
                <text:p>0.193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1931">
                <text:p>0.193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1937">
                <text:p>0.193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1933">
                <text:p>0.193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194">
                <text:p>0.19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1945">
                <text:p>0.194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1954">
                <text:p>0.195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1944">
                <text:p>0.194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1946">
                <text:p>0.194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1953">
                <text:p>0.195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1946">
                <text:p>0.194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195">
                <text:p>0.19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1966">
                <text:p>0.196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1977">
                <text:p>0.197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1976">
                <text:p>0.197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1986">
                <text:p>0.198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1982">
                <text:p>0.198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1981">
                <text:p>0.198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1989">
                <text:p>0.198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1984">
                <text:p>0.198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199">
                <text:p>0.19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1984">
                <text:p>0.198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1992">
                <text:p>0.199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1991">
                <text:p>0.199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1981">
                <text:p>0.198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1984">
                <text:p>0.198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1976">
                <text:p>0.197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1973">
                <text:p>0.197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1962">
                <text:p>0.196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1966">
                <text:p>0.196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1971">
                <text:p>0.197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1965">
                <text:p>0.196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1965">
                <text:p>0.196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1971">
                <text:p>0.197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1973">
                <text:p>0.197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1973">
                <text:p>0.197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1975">
                <text:p>0.197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1966">
                <text:p>0.196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1969">
                <text:p>0.196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1975">
                <text:p>0.197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198">
                <text:p>0.19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1984">
                <text:p>0.198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1983">
                <text:p>0.198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1974">
                <text:p>0.197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1968">
                <text:p>0.196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1963">
                <text:p>0.196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1974">
                <text:p>0.197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1972">
                <text:p>0.197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1984">
                <text:p>0.198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1985">
                <text:p>0.198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1978">
                <text:p>0.197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1984">
                <text:p>0.198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1978">
                <text:p>0.197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1977">
                <text:p>0.197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1977">
                <text:p>0.197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15$Build-937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